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31"/>
        </table:table-row>
        <table:table-row table:style-name="ro8" table:visibility="collapse">
          <table:table-cell table:style-name="ce11"/>
          <table:table-cell table:style-name="ce23" table:number-columns-repeated="575"/>
          <table:table-cell table:style-name="ce12"/>
          <table:table-cell table:style-name="Default" table:number-columns-repeated="16"/>
          <table:table-cell table:style-name="ce12" table:number-columns-repeated="43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D6])" office:value-type="float" office:value="2950.5">
            <text:p>2950,5</text:p>
          </table:table-cell>
          <table:table-cell table:style-name="ce25"/>
          <table:table-cell table:style-name="ce25" table:formula="of:=SUM([.D7:.D57])" office:value-type="float" office:value="3.5">
            <text:p>3,5</text:p>
          </table:table-cell>
          <table:table-cell table:style-name="ce25" table:formula="of:=SUM([.E7:.E57])" office:value-type="float" office:value="10.5">
            <text:p>10,5</text:p>
          </table:table-cell>
          <table:table-cell table:style-name="ce25" table:formula="of:=SUM([.F7:.F57])" office:value-type="float" office:value="4.5">
            <text:p>4,5</text:p>
          </table:table-cell>
          <table:table-cell table:style-name="ce25" table:formula="of:=SUM([.G7:.G57])" office:value-type="float" office:value="5">
            <text:p>5,0</text:p>
          </table:table-cell>
          <table:table-cell table:style-name="ce25" table:formula="of:=SUM([.H7:.H57])" office:value-type="float" office:value="8">
            <text:p>8,0</text:p>
          </table:table-cell>
          <table:table-cell table:style-name="ce25" table:formula="of:=SUM([.I7:.I57])" office:value-type="float" office:value="7.5">
            <text:p>7,5</text:p>
          </table:table-cell>
          <table:table-cell table:style-name="ce25" table:formula="of:=SUM([.J7:.J57])" office:value-type="float" office:value="1.5">
            <text:p>1,5</text:p>
          </table:table-cell>
          <table:table-cell table:style-name="ce25" table:formula="of:=SUM([.K7:.K57])" office:value-type="float" office:value="3.5">
            <text:p>3,5</text:p>
          </table:table-cell>
          <table:table-cell table:style-name="ce25" table:formula="of:=SUM([.L7:.L57])" office:value-type="float" office:value="8.5">
            <text:p>8,5</text:p>
          </table:table-cell>
          <table:table-cell table:style-name="ce25" table:formula="of:=SUM([.M7:.M57])" office:value-type="float" office:value="7.5">
            <text:p>7,5</text:p>
          </table:table-cell>
          <table:table-cell table:style-name="ce25" table:formula="of:=SUM([.N7:.N57])" office:value-type="float" office:value="8.5">
            <text:p>8,5</text:p>
          </table:table-cell>
          <table:table-cell table:style-name="ce25" table:formula="of:=SUM([.O7:.O57])" office:value-type="float" office:value="5.5">
            <text:p>5,5</text:p>
          </table:table-cell>
          <table:table-cell table:style-name="ce25" table:formula="of:=SUM([.P7:.P57])" office:value-type="float" office:value="10">
            <text:p>10,0</text:p>
          </table:table-cell>
          <table:table-cell table:style-name="ce25" table:formula="of:=SUM([.Q7:.Q57])" office:value-type="float" office:value="5.5">
            <text:p>5,5</text:p>
          </table:table-cell>
          <table:table-cell table:style-name="ce25" table:formula="of:=SUM([.R7:.R57])" office:value-type="float" office:value="0">
            <text:p>0,0</text:p>
          </table:table-cell>
          <table:table-cell table:style-name="ce25" table:formula="of:=SUM([.S7:.S57])" office:value-type="float" office:value="4">
            <text:p>4,0</text:p>
          </table:table-cell>
          <table:table-cell table:style-name="ce25" table:formula="of:=SUM([.T7:.T57])" office:value-type="float" office:value="8">
            <text:p>8,0</text:p>
          </table:table-cell>
          <table:table-cell table:style-name="ce25" table:formula="of:=SUM([.U7:.U57])" office:value-type="float" office:value="7.5">
            <text:p>7,5</text:p>
          </table:table-cell>
          <table:table-cell table:style-name="ce25" table:formula="of:=SUM([.V7:.V57])" office:value-type="float" office:value="6.5">
            <text:p>6,5</text:p>
          </table:table-cell>
          <table:table-cell table:style-name="ce25" table:formula="of:=SUM([.W7:.W57])" office:value-type="float" office:value="3">
            <text:p>3,0</text:p>
          </table:table-cell>
          <table:table-cell table:style-name="ce25" table:formula="of:=SUM([.X7:.X57])" office:value-type="float" office:value="0">
            <text:p>0,0</text:p>
          </table:table-cell>
          <table:table-cell table:style-name="ce25" table:formula="of:=SUM([.Y7:.Y57])" office:value-type="float" office:value="0">
            <text:p>0,0</text:p>
          </table:table-cell>
          <table:table-cell table:style-name="ce25" table:formula="of:=SUM([.Z7:.Z57])" office:value-type="float" office:value="6">
            <text:p>6,0</text:p>
          </table:table-cell>
          <table:table-cell table:style-name="ce25" table:formula="of:=SUM([.AA7:.AA57])" office:value-type="float" office:value="9">
            <text:p>9,0</text:p>
          </table:table-cell>
          <table:table-cell table:style-name="ce25" table:formula="of:=SUM([.AB7:.AB57])" office:value-type="float" office:value="8.5">
            <text:p>8,5</text:p>
          </table:table-cell>
          <table:table-cell table:style-name="ce25" table:formula="of:=SUM([.AC7:.AC57])" office:value-type="float" office:value="2.5">
            <text:p>2,5</text:p>
          </table:table-cell>
          <table:table-cell table:style-name="ce25" table:formula="of:=SUM([.AD7:.AD57])" office:value-type="float" office:value="5">
            <text:p>5,0</text:p>
          </table:table-cell>
          <table:table-cell table:style-name="ce25" table:formula="of:=SUM([.AE7:.AE57])" office:value-type="float" office:value="1">
            <text:p>1,0</text:p>
          </table:table-cell>
          <table:table-cell table:style-name="ce25" table:formula="of:=SUM([.AF7:.AF57])" office:value-type="float" office:value="0">
            <text:p>0,0</text:p>
          </table:table-cell>
          <table:table-cell table:style-name="ce25" table:formula="of:=SUM([.AG7:.AG57])" office:value-type="float" office:value="0">
            <text:p>0,0</text:p>
          </table:table-cell>
          <table:table-cell table:style-name="ce25" table:formula="of:=SUM([.AH7:.AH57])" office:value-type="float" office:value="2">
            <text:p>2,0</text:p>
          </table:table-cell>
          <table:table-cell table:style-name="ce25" table:formula="of:=SUM([.AI7:.AI57])" office:value-type="float" office:value="6">
            <text:p>6,0</text:p>
          </table:table-cell>
          <table:table-cell table:style-name="ce25" table:formula="of:=SUM([.AJ7:.AJ57])" office:value-type="float" office:value="6.5">
            <text:p>6,5</text:p>
          </table:table-cell>
          <table:table-cell table:style-name="ce25" table:formula="of:=SUM([.AK7:.AK57])" office:value-type="float" office:value="10">
            <text:p>10,0</text:p>
          </table:table-cell>
          <table:table-cell table:style-name="ce25" table:formula="of:=SUM([.AL7:.AL57])" office:value-type="float" office:value="0">
            <text:p>0,0</text:p>
          </table:table-cell>
          <table:table-cell table:style-name="ce25" table:formula="of:=SUM([.AM7:.AM57])" office:value-type="float" office:value="0">
            <text:p>0,0</text:p>
          </table:table-cell>
          <table:table-cell table:style-name="ce25" table:formula="of:=SUM([.AN7:.AN57])" office:value-type="float" office:value="8.5">
            <text:p>8,5</text:p>
          </table:table-cell>
          <table:table-cell table:style-name="ce25" table:formula="of:=SUM([.AO7:.AO57])" office:value-type="float" office:value="6.5">
            <text:p>6,5</text:p>
          </table:table-cell>
          <table:table-cell table:style-name="ce25" table:formula="of:=SUM([.AP7:.AP57])" office:value-type="float" office:value="0.5">
            <text:p>0,5</text:p>
          </table:table-cell>
          <table:table-cell table:style-name="ce25" table:formula="of:=SUM([.AQ7:.AQ57])" office:value-type="float" office:value="3.5">
            <text:p>3,5</text:p>
          </table:table-cell>
          <table:table-cell table:style-name="ce25" table:formula="of:=SUM([.AR7:.AR57])" office:value-type="float" office:value="0">
            <text:p>0,0</text:p>
          </table:table-cell>
          <table:table-cell table:style-name="ce25" table:formula="of:=SUM([.AS7:.AS57])" office:value-type="float" office:value="0">
            <text:p>0,0</text:p>
          </table:table-cell>
          <table:table-cell table:style-name="ce25" table:formula="of:=SUM([.AT7:.AT57])" office:value-type="float" office:value="0">
            <text:p>0,0</text:p>
          </table:table-cell>
          <table:table-cell table:style-name="ce25" table:formula="of:=SUM([.AU7:.AU57])" office:value-type="float" office:value="0">
            <text:p>0,0</text:p>
          </table:table-cell>
          <table:table-cell table:style-name="ce25" table:formula="of:=SUM([.AV7:.AV57])" office:value-type="float" office:value="0">
            <text:p>0,0</text:p>
          </table:table-cell>
          <table:table-cell table:style-name="ce25" table:formula="of:=SUM([.AW7:.AW57])" office:value-type="float" office:value="7">
            <text:p>7,0</text:p>
          </table:table-cell>
          <table:table-cell table:style-name="ce25" table:formula="of:=SUM([.AX7:.AX57])" office:value-type="float" office:value="8">
            <text:p>8,0</text:p>
          </table:table-cell>
          <table:table-cell table:style-name="ce25" table:formula="of:=SUM([.AY7:.AY57])" office:value-type="float" office:value="2">
            <text:p>2,0</text:p>
          </table:table-cell>
          <table:table-cell table:style-name="ce25" table:formula="of:=SUM([.AZ7:.AZ57])" office:value-type="float" office:value="5.5">
            <text:p>5,5</text:p>
          </table:table-cell>
          <table:table-cell table:style-name="ce25" table:formula="of:=SUM([.BA7:.BA57])" office:value-type="float" office:value="1.5">
            <text:p>1,5</text:p>
          </table:table-cell>
          <table:table-cell table:style-name="ce25" table:formula="of:=SUM([.BB7:.BB57])" office:value-type="float" office:value="0">
            <text:p>0,0</text:p>
          </table:table-cell>
          <table:table-cell table:style-name="ce25" table:formula="of:=SUM([.BC7:.BC57])" office:value-type="float" office:value="0">
            <text:p>0,0</text:p>
          </table:table-cell>
          <table:table-cell table:style-name="ce25" table:formula="of:=SUM([.BD7:.BD57])" office:value-type="float" office:value="0">
            <text:p>0,0</text:p>
          </table:table-cell>
          <table:table-cell table:style-name="ce25" table:formula="of:=SUM([.BE7:.BE57])" office:value-type="float" office:value="0">
            <text:p>0,0</text:p>
          </table:table-cell>
          <table:table-cell table:style-name="ce25" table:formula="of:=SUM([.BF7:.BF57])" office:value-type="float" office:value="0">
            <text:p>0,0</text:p>
          </table:table-cell>
          <table:table-cell table:style-name="ce25" table:formula="of:=SUM([.BG7:.BG57])" office:value-type="float" office:value="0">
            <text:p>0,0</text:p>
          </table:table-cell>
          <table:table-cell table:style-name="ce25" table:formula="of:=SUM([.BH7:.BH57])" office:value-type="float" office:value="0">
            <text:p>0,0</text:p>
          </table:table-cell>
          <table:table-cell table:style-name="ce25" table:formula="of:=SUM([.BI7:.BI57])" office:value-type="float" office:value="0">
            <text:p>0,0</text:p>
          </table:table-cell>
          <table:table-cell table:style-name="ce25" table:formula="of:=SUM([.BJ7:.BJ57])" office:value-type="float" office:value="0">
            <text:p>0,0</text:p>
          </table:table-cell>
          <table:table-cell table:style-name="ce25" table:formula="of:=SUM([.BK7:.BK57])" office:value-type="float" office:value="0">
            <text:p>0,0</text:p>
          </table:table-cell>
          <table:table-cell table:style-name="ce25" table:formula="of:=SUM([.BL7:.BL57])" office:value-type="float" office:value="0">
            <text:p>0,0</text:p>
          </table:table-cell>
          <table:table-cell table:style-name="ce25" table:formula="of:=SUM([.BM7:.BM57])" office:value-type="float" office:value="0">
            <text:p>0,0</text:p>
          </table:table-cell>
          <table:table-cell table:style-name="ce25" table:formula="of:=SUM([.BN7:.BN57])" office:value-type="float" office:value="0">
            <text:p>0,0</text:p>
          </table:table-cell>
          <table:table-cell table:style-name="ce25" table:formula="of:=SUM([.BO7:.BO57])" office:value-type="float" office:value="0">
            <text:p>0,0</text:p>
          </table:table-cell>
          <table:table-cell table:style-name="ce25" table:formula="of:=SUM([.BP7:.BP57])" office:value-type="float" office:value="1.5">
            <text:p>1,5</text:p>
          </table:table-cell>
          <table:table-cell table:style-name="ce25" table:formula="of:=SUM([.BQ7:.BQ57])" office:value-type="float" office:value="6.5">
            <text:p>6,5</text:p>
          </table:table-cell>
          <table:table-cell table:style-name="ce25" table:formula="of:=SUM([.BR7:.BR57])" office:value-type="float" office:value="13.5">
            <text:p>13,5</text:p>
          </table:table-cell>
          <table:table-cell table:style-name="ce25" table:formula="of:=SUM([.BS7:.BS57])" office:value-type="float" office:value="12.5">
            <text:p>12,5</text:p>
          </table:table-cell>
          <table:table-cell table:style-name="ce25" table:formula="of:=SUM([.BT7:.BT57])" office:value-type="float" office:value="7">
            <text:p>7,0</text:p>
          </table:table-cell>
          <table:table-cell table:style-name="ce25" table:formula="of:=SUM([.BU7:.BU57])" office:value-type="float" office:value="7">
            <text:p>7,0</text:p>
          </table:table-cell>
          <table:table-cell table:style-name="ce25" table:formula="of:=SUM([.BV7:.BV57])" office:value-type="float" office:value="0">
            <text:p>0,0</text:p>
          </table:table-cell>
          <table:table-cell table:style-name="ce25" table:formula="of:=SUM([.BW7:.BW57])" office:value-type="float" office:value="7">
            <text:p>7,0</text:p>
          </table:table-cell>
          <table:table-cell table:style-name="ce25" table:formula="of:=SUM([.BX7:.BX57])" office:value-type="float" office:value="9">
            <text:p>9,0</text:p>
          </table:table-cell>
          <table:table-cell table:style-name="ce25" table:formula="of:=SUM([.BY7:.BY57])" office:value-type="float" office:value="10">
            <text:p>10,0</text:p>
          </table:table-cell>
          <table:table-cell table:style-name="ce25" table:formula="of:=SUM([.BZ7:.BZ57])" office:value-type="float" office:value="12.5">
            <text:p>12,5</text:p>
          </table:table-cell>
          <table:table-cell table:style-name="ce25" table:formula="of:=SUM([.CA7:.CA57])" office:value-type="float" office:value="11">
            <text:p>11,0</text:p>
          </table:table-cell>
          <table:table-cell table:style-name="ce25" table:formula="of:=SUM([.CB7:.CB57])" office:value-type="float" office:value="0.5">
            <text:p>0,5</text:p>
          </table:table-cell>
          <table:table-cell table:style-name="ce25" table:formula="of:=SUM([.CC7:.CC57])" office:value-type="float" office:value="1">
            <text:p>1,0</text:p>
          </table:table-cell>
          <table:table-cell table:style-name="ce25" table:formula="of:=SUM([.CD7:.CD57])" office:value-type="float" office:value="7">
            <text:p>7,0</text:p>
          </table:table-cell>
          <table:table-cell table:style-name="ce25" table:formula="of:=SUM([.CE7:.CE57])" office:value-type="float" office:value="8">
            <text:p>8,0</text:p>
          </table:table-cell>
          <table:table-cell table:style-name="ce25" table:formula="of:=SUM([.CF7:.CF57])" office:value-type="float" office:value="10.5">
            <text:p>10,5</text:p>
          </table:table-cell>
          <table:table-cell table:style-name="ce25" table:formula="of:=SUM([.CG7:.CG57])" office:value-type="float" office:value="10.5">
            <text:p>10,5</text:p>
          </table:table-cell>
          <table:table-cell table:style-name="ce25" table:formula="of:=SUM([.CH7:.CH57])" office:value-type="float" office:value="8">
            <text:p>8,0</text:p>
          </table:table-cell>
          <table:table-cell table:style-name="ce25" table:formula="of:=SUM([.CI7:.CI57])" office:value-type="float" office:value="4">
            <text:p>4,0</text:p>
          </table:table-cell>
          <table:table-cell table:style-name="ce25" table:formula="of:=SUM([.CJ7:.CJ57])" office:value-type="float" office:value="0">
            <text:p>0,0</text:p>
          </table:table-cell>
          <table:table-cell table:style-name="ce25" table:formula="of:=SUM([.CK7:.CK57])" office:value-type="float" office:value="7">
            <text:p>7,0</text:p>
          </table:table-cell>
          <table:table-cell table:style-name="ce25" table:formula="of:=SUM([.CL7:.CL57])" office:value-type="float" office:value="10">
            <text:p>10,0</text:p>
          </table:table-cell>
          <table:table-cell table:style-name="ce25" table:formula="of:=SUM([.CM7:.CM57])" office:value-type="float" office:value="9">
            <text:p>9,0</text:p>
          </table:table-cell>
          <table:table-cell table:style-name="ce25" table:formula="of:=SUM([.CN7:.CN57])" office:value-type="float" office:value="8">
            <text:p>8,0</text:p>
          </table:table-cell>
          <table:table-cell table:style-name="ce25" table:formula="of:=SUM([.CO7:.CO57])" office:value-type="float" office:value="5">
            <text:p>5,0</text:p>
          </table:table-cell>
          <table:table-cell table:style-name="ce25" table:formula="of:=SUM([.CP7:.CP57])" office:value-type="float" office:value="0">
            <text:p>0,0</text:p>
          </table:table-cell>
          <table:table-cell table:style-name="ce25" table:formula="of:=SUM([.CQ7:.CQ57])" office:value-type="float" office:value="1">
            <text:p>1,0</text:p>
          </table:table-cell>
          <table:table-cell table:style-name="ce25" table:formula="of:=SUM([.CR7:.CR57])" office:value-type="float" office:value="7">
            <text:p>7,0</text:p>
          </table:table-cell>
          <table:table-cell table:style-name="ce25" table:formula="of:=SUM([.CS7:.CS57])" office:value-type="float" office:value="6.5">
            <text:p>6,5</text:p>
          </table:table-cell>
          <table:table-cell table:style-name="ce25" table:formula="of:=SUM([.CT7:.CT57])" office:value-type="float" office:value="8.5">
            <text:p>8,5</text:p>
          </table:table-cell>
          <table:table-cell table:style-name="ce25" table:formula="of:=SUM([.CU7:.CU57])" office:value-type="float" office:value="9">
            <text:p>9,0</text:p>
          </table:table-cell>
          <table:table-cell table:style-name="ce25" table:formula="of:=SUM([.CV7:.CV57])" office:value-type="float" office:value="8.5">
            <text:p>8,5</text:p>
          </table:table-cell>
          <table:table-cell table:style-name="ce25" table:formula="of:=SUM([.CW7:.CW57])" office:value-type="float" office:value="0">
            <text:p>0,0</text:p>
          </table:table-cell>
          <table:table-cell table:style-name="ce25" table:formula="of:=SUM([.CX7:.CX57])" office:value-type="float" office:value="0">
            <text:p>0,0</text:p>
          </table:table-cell>
          <table:table-cell table:style-name="ce25" table:formula="of:=SUM([.CY7:.CY57])" office:value-type="float" office:value="6">
            <text:p>6,0</text:p>
          </table:table-cell>
          <table:table-cell table:style-name="ce25" table:formula="of:=SUM([.CZ7:.CZ57])" office:value-type="float" office:value="7.5">
            <text:p>7,5</text:p>
          </table:table-cell>
          <table:table-cell table:style-name="ce25" table:formula="of:=SUM([.DA7:.DA57])" office:value-type="float" office:value="0">
            <text:p>0,0</text:p>
          </table:table-cell>
          <table:table-cell table:style-name="ce25" table:formula="of:=SUM([.DB7:.DB57])" office:value-type="float" office:value="6.5">
            <text:p>6,5</text:p>
          </table:table-cell>
          <table:table-cell table:style-name="ce25" table:formula="of:=SUM([.DC7:.DC57])" office:value-type="float" office:value="9">
            <text:p>9,0</text:p>
          </table:table-cell>
          <table:table-cell table:style-name="ce25" table:formula="of:=SUM([.DD7:.DD57])" office:value-type="float" office:value="2.5">
            <text:p>2,5</text:p>
          </table:table-cell>
          <table:table-cell table:style-name="ce25" table:formula="of:=SUM([.DE7:.DE57])" office:value-type="float" office:value="4.5">
            <text:p>4,5</text:p>
          </table:table-cell>
          <table:table-cell table:style-name="ce25" table:formula="of:=SUM([.DF7:.DF57])" office:value-type="float" office:value="6">
            <text:p>6,0</text:p>
          </table:table-cell>
          <table:table-cell table:style-name="ce25" table:formula="of:=SUM([.DG7:.DG57])" office:value-type="float" office:value="7">
            <text:p>7,0</text:p>
          </table:table-cell>
          <table:table-cell table:style-name="ce25" table:formula="of:=SUM([.DH7:.DH57])" office:value-type="float" office:value="11">
            <text:p>11,0</text:p>
          </table:table-cell>
          <table:table-cell table:style-name="ce25" table:formula="of:=SUM([.DI7:.DI57])" office:value-type="float" office:value="13.5">
            <text:p>13,5</text:p>
          </table:table-cell>
          <table:table-cell table:style-name="ce25" table:formula="of:=SUM([.DJ7:.DJ57])" office:value-type="float" office:value="10.5">
            <text:p>10,5</text:p>
          </table:table-cell>
          <table:table-cell table:style-name="ce25" table:formula="of:=SUM([.DK7:.DK57])" office:value-type="float" office:value="0">
            <text:p>0,0</text:p>
          </table:table-cell>
          <table:table-cell table:style-name="ce25" table:formula="of:=SUM([.DL7:.DL57])" office:value-type="float" office:value="1">
            <text:p>1,0</text:p>
          </table:table-cell>
          <table:table-cell table:style-name="ce25" table:formula="of:=SUM([.DM7:.DM57])" office:value-type="float" office:value="0">
            <text:p>0,0</text:p>
          </table:table-cell>
          <table:table-cell table:style-name="ce25" table:formula="of:=SUM([.DN7:.DN57])" office:value-type="float" office:value="9">
            <text:p>9,0</text:p>
          </table:table-cell>
          <table:table-cell table:style-name="ce25" table:formula="of:=SUM([.DO7:.DO57])" office:value-type="float" office:value="10">
            <text:p>10,0</text:p>
          </table:table-cell>
          <table:table-cell table:style-name="ce25" table:formula="of:=SUM([.DP7:.DP57])" office:value-type="float" office:value="7.5">
            <text:p>7,5</text:p>
          </table:table-cell>
          <table:table-cell table:style-name="ce25" table:formula="of:=SUM([.DQ7:.DQ57])" office:value-type="float" office:value="0">
            <text:p>0,0</text:p>
          </table:table-cell>
          <table:table-cell table:style-name="ce25" table:formula="of:=SUM([.DR7:.DR57])" office:value-type="float" office:value="0">
            <text:p>0,0</text:p>
          </table:table-cell>
          <table:table-cell table:style-name="ce25" table:formula="of:=SUM([.DS7:.DS57])" office:value-type="float" office:value="3.5">
            <text:p>3,5</text:p>
          </table:table-cell>
          <table:table-cell table:style-name="ce25" table:formula="of:=SUM([.DT7:.DT57])" office:value-type="float" office:value="8">
            <text:p>8,0</text:p>
          </table:table-cell>
          <table:table-cell table:style-name="ce25" table:formula="of:=SUM([.DU7:.DU57])" office:value-type="float" office:value="10.5">
            <text:p>10,5</text:p>
          </table:table-cell>
          <table:table-cell table:style-name="ce25" table:formula="of:=SUM([.DV7:.DV57])" office:value-type="float" office:value="9.5">
            <text:p>9,5</text:p>
          </table:table-cell>
          <table:table-cell table:style-name="ce25" table:formula="of:=SUM([.DW7:.DW57])" office:value-type="float" office:value="8.5">
            <text:p>8,5</text:p>
          </table:table-cell>
          <table:table-cell table:style-name="ce25" table:formula="of:=SUM([.DX7:.DX57])" office:value-type="float" office:value="8">
            <text:p>8,0</text:p>
          </table:table-cell>
          <table:table-cell table:style-name="ce25" table:formula="of:=SUM([.DY7:.DY57])" office:value-type="float" office:value="3">
            <text:p>3,0</text:p>
          </table:table-cell>
          <table:table-cell table:style-name="ce25" table:formula="of:=SUM([.DZ7:.DZ57])" office:value-type="float" office:value="0">
            <text:p>0,0</text:p>
          </table:table-cell>
          <table:table-cell table:style-name="ce25" table:formula="of:=SUM([.EA7:.EA57])" office:value-type="float" office:value="12">
            <text:p>12,0</text:p>
          </table:table-cell>
          <table:table-cell table:style-name="ce25" table:formula="of:=SUM([.EB7:.EB57])" office:value-type="float" office:value="0">
            <text:p>0,0</text:p>
          </table:table-cell>
          <table:table-cell table:style-name="ce25" table:formula="of:=SUM([.EC7:.EC57])" office:value-type="float" office:value="9">
            <text:p>9,0</text:p>
          </table:table-cell>
          <table:table-cell table:style-name="ce25" table:formula="of:=SUM([.ED7:.ED57])" office:value-type="float" office:value="9.5">
            <text:p>9,5</text:p>
          </table:table-cell>
          <table:table-cell table:style-name="ce25" table:formula="of:=SUM([.EE7:.EE57])" office:value-type="float" office:value="10">
            <text:p>10,0</text:p>
          </table:table-cell>
          <table:table-cell table:style-name="ce25" table:formula="of:=SUM([.EF7:.EF57])" office:value-type="float" office:value="5">
            <text:p>5,0</text:p>
          </table:table-cell>
          <table:table-cell table:style-name="ce25" table:formula="of:=SUM([.EG7:.EG57])" office:value-type="float" office:value="5">
            <text:p>5,0</text:p>
          </table:table-cell>
          <table:table-cell table:style-name="ce25" table:formula="of:=SUM([.EH7:.EH57])" office:value-type="float" office:value="8">
            <text:p>8,0</text:p>
          </table:table-cell>
          <table:table-cell table:style-name="ce25" table:formula="of:=SUM([.EI7:.EI57])" office:value-type="float" office:value="9">
            <text:p>9,0</text:p>
          </table:table-cell>
          <table:table-cell table:style-name="ce25" table:formula="of:=SUM([.EJ7:.EJ57])" office:value-type="float" office:value="7">
            <text:p>7,0</text:p>
          </table:table-cell>
          <table:table-cell table:style-name="ce25" table:formula="of:=SUM([.EK7:.EK57])" office:value-type="float" office:value="8">
            <text:p>8,0</text:p>
          </table:table-cell>
          <table:table-cell table:style-name="ce25" table:formula="of:=SUM([.EL7:.EL57])" office:value-type="float" office:value="9">
            <text:p>9,0</text:p>
          </table:table-cell>
          <table:table-cell table:style-name="ce25" table:formula="of:=SUM([.EM7:.EM57])" office:value-type="float" office:value="0">
            <text:p>0,0</text:p>
          </table:table-cell>
          <table:table-cell table:style-name="ce25" table:formula="of:=SUM([.EN7:.EN57])" office:value-type="float" office:value="0">
            <text:p>0,0</text:p>
          </table:table-cell>
          <table:table-cell table:style-name="ce25" table:formula="of:=SUM([.EO7:.EO57])" office:value-type="float" office:value="7.5">
            <text:p>7,5</text:p>
          </table:table-cell>
          <table:table-cell table:style-name="ce25" table:formula="of:=SUM([.EP7:.EP57])" office:value-type="float" office:value="6.5">
            <text:p>6,5</text:p>
          </table:table-cell>
          <table:table-cell table:style-name="ce25" table:formula="of:=SUM([.EQ7:.EQ57])" office:value-type="float" office:value="8.5">
            <text:p>8,5</text:p>
          </table:table-cell>
          <table:table-cell table:style-name="ce25" table:formula="of:=SUM([.ER7:.ER57])" office:value-type="float" office:value="9">
            <text:p>9,0</text:p>
          </table:table-cell>
          <table:table-cell table:style-name="ce25" table:formula="of:=SUM([.ES7:.ES57])" office:value-type="float" office:value="8">
            <text:p>8,0</text:p>
          </table:table-cell>
          <table:table-cell table:style-name="ce25" table:formula="of:=SUM([.ET7:.ET57])" office:value-type="float" office:value="0">
            <text:p>0,0</text:p>
          </table:table-cell>
          <table:table-cell table:style-name="ce25" table:formula="of:=SUM([.EU7:.EU57])" office:value-type="float" office:value="6.5">
            <text:p>6,5</text:p>
          </table:table-cell>
          <table:table-cell table:style-name="ce25" table:formula="of:=SUM([.EV7:.EV57])" office:value-type="float" office:value="0">
            <text:p>0,0</text:p>
          </table:table-cell>
          <table:table-cell table:style-name="ce25" table:formula="of:=SUM([.EW7:.EW57])" office:value-type="float" office:value="4.5">
            <text:p>4,5</text:p>
          </table:table-cell>
          <table:table-cell table:style-name="ce25" table:formula="of:=SUM([.EX7:.EX57])" office:value-type="float" office:value="9">
            <text:p>9,0</text:p>
          </table:table-cell>
          <table:table-cell table:style-name="ce25" table:formula="of:=SUM([.EY7:.EY57])" office:value-type="float" office:value="9">
            <text:p>9,0</text:p>
          </table:table-cell>
          <table:table-cell table:style-name="ce25" table:formula="of:=SUM([.EZ7:.EZ57])" office:value-type="float" office:value="8">
            <text:p>8,0</text:p>
          </table:table-cell>
          <table:table-cell table:style-name="ce25" table:formula="of:=SUM([.FA7:.FA57])" office:value-type="float" office:value="0">
            <text:p>0,0</text:p>
          </table:table-cell>
          <table:table-cell table:style-name="ce25" table:formula="of:=SUM([.FB7:.FB57])" office:value-type="float" office:value="0">
            <text:p>0,0</text:p>
          </table:table-cell>
          <table:table-cell table:style-name="ce25" table:formula="of:=SUM([.FC7:.FC57])" office:value-type="float" office:value="5.5">
            <text:p>5,5</text:p>
          </table:table-cell>
          <table:table-cell table:style-name="ce25" table:formula="of:=SUM([.FD7:.FD57])" office:value-type="float" office:value="8.5">
            <text:p>8,5</text:p>
          </table:table-cell>
          <table:table-cell table:style-name="ce25" table:formula="of:=SUM([.FE7:.FE57])" office:value-type="float" office:value="8">
            <text:p>8,0</text:p>
          </table:table-cell>
          <table:table-cell table:style-name="ce25" table:formula="of:=SUM([.FF7:.FF57])" office:value-type="float" office:value="8">
            <text:p>8,0</text:p>
          </table:table-cell>
          <table:table-cell table:style-name="ce25" table:formula="of:=SUM([.FG7:.FG57])" office:value-type="float" office:value="8">
            <text:p>8,0</text:p>
          </table:table-cell>
          <table:table-cell table:style-name="ce25" table:formula="of:=SUM([.FH7:.FH57])" office:value-type="float" office:value="0">
            <text:p>0,0</text:p>
          </table:table-cell>
          <table:table-cell table:style-name="ce25" table:formula="of:=SUM([.FI7:.FI57])" office:value-type="float" office:value="0">
            <text:p>0,0</text:p>
          </table:table-cell>
          <table:table-cell table:style-name="ce25" table:formula="of:=SUM([.FJ7:.FJ57])" office:value-type="float" office:value="3">
            <text:p>3,0</text:p>
          </table:table-cell>
          <table:table-cell table:style-name="ce25" table:formula="of:=SUM([.FK7:.FK57])" office:value-type="float" office:value="8.5">
            <text:p>8,5</text:p>
          </table:table-cell>
          <table:table-cell table:style-name="ce25" table:formula="of:=SUM([.FL7:.FL57])" office:value-type="float" office:value="8">
            <text:p>8,0</text:p>
          </table:table-cell>
          <table:table-cell table:style-name="ce25" table:formula="of:=SUM([.FM7:.FM57])" office:value-type="float" office:value="9.5">
            <text:p>9,5</text:p>
          </table:table-cell>
          <table:table-cell table:style-name="ce25" table:formula="of:=SUM([.FN7:.FN57])" office:value-type="float" office:value="4.5">
            <text:p>4,5</text:p>
          </table:table-cell>
          <table:table-cell table:style-name="ce25" table:formula="of:=SUM([.FO7:.FO57])" office:value-type="float" office:value="0">
            <text:p>0,0</text:p>
          </table:table-cell>
          <table:table-cell table:style-name="ce25" table:formula="of:=SUM([.FP7:.FP57])" office:value-type="float" office:value="0.5">
            <text:p>0,5</text:p>
          </table:table-cell>
          <table:table-cell table:style-name="ce25" table:formula="of:=SUM([.FQ7:.FQ57])" office:value-type="float" office:value="4">
            <text:p>4,0</text:p>
          </table:table-cell>
          <table:table-cell table:style-name="ce25" table:formula="of:=SUM([.FR7:.FR57])" office:value-type="float" office:value="0">
            <text:p>0,0</text:p>
          </table:table-cell>
          <table:table-cell table:style-name="ce25" table:formula="of:=SUM([.FS7:.FS57])" office:value-type="float" office:value="0.5">
            <text:p>0,5</text:p>
          </table:table-cell>
          <table:table-cell table:style-name="ce25" table:formula="of:=SUM([.FT7:.FT57])" office:value-type="float" office:value="7.5">
            <text:p>7,5</text:p>
          </table:table-cell>
          <table:table-cell table:style-name="ce25" table:formula="of:=SUM([.FU7:.FU57])" office:value-type="float" office:value="8.5">
            <text:p>8,5</text:p>
          </table:table-cell>
          <table:table-cell table:style-name="ce25" table:formula="of:=SUM([.FV7:.FV57])" office:value-type="float" office:value="2.5">
            <text:p>2,5</text:p>
          </table:table-cell>
          <table:table-cell table:style-name="ce25" table:formula="of:=SUM([.FW7:.FW57])" office:value-type="float" office:value="1.5">
            <text:p>1,5</text:p>
          </table:table-cell>
          <table:table-cell table:style-name="ce25" table:formula="of:=SUM([.FX7:.FX57])" office:value-type="float" office:value="7.5">
            <text:p>7,5</text:p>
          </table:table-cell>
          <table:table-cell table:style-name="ce25" table:formula="of:=SUM([.FY7:.FY57])" office:value-type="float" office:value="3">
            <text:p>3,0</text:p>
          </table:table-cell>
          <table:table-cell table:style-name="ce25" table:formula="of:=SUM([.FZ7:.FZ57])" office:value-type="float" office:value="7">
            <text:p>7,0</text:p>
          </table:table-cell>
          <table:table-cell table:style-name="ce25" table:formula="of:=SUM([.GA7:.GA57])" office:value-type="float" office:value="10">
            <text:p>10,0</text:p>
          </table:table-cell>
          <table:table-cell table:style-name="ce25" table:formula="of:=SUM([.GB7:.GB57])" office:value-type="float" office:value="8">
            <text:p>8,0</text:p>
          </table:table-cell>
          <table:table-cell table:style-name="ce25" table:formula="of:=SUM([.GC7:.GC57])" office:value-type="float" office:value="0">
            <text:p>0,0</text:p>
          </table:table-cell>
          <table:table-cell table:style-name="ce25" table:formula="of:=SUM([.GD7:.GD57])" office:value-type="float" office:value="2">
            <text:p>2,0</text:p>
          </table:table-cell>
          <table:table-cell table:style-name="ce25" table:formula="of:=SUM([.GE7:.GE57])" office:value-type="float" office:value="7">
            <text:p>7,0</text:p>
          </table:table-cell>
          <table:table-cell table:style-name="ce25" table:formula="of:=SUM([.GF7:.GF57])" office:value-type="float" office:value="7.5">
            <text:p>7,5</text:p>
          </table:table-cell>
          <table:table-cell table:style-name="ce25" table:formula="of:=SUM([.GG7:.GG57])" office:value-type="float" office:value="4.5">
            <text:p>4,5</text:p>
          </table:table-cell>
          <table:table-cell table:style-name="ce25" table:formula="of:=SUM([.GH7:.GH57])" office:value-type="float" office:value="15">
            <text:p>15,0</text:p>
          </table:table-cell>
          <table:table-cell table:style-name="ce25" table:formula="of:=SUM([.GI7:.GI57])" office:value-type="float" office:value="11">
            <text:p>11,0</text:p>
          </table:table-cell>
          <table:table-cell table:style-name="ce25" table:formula="of:=SUM([.GJ7:.GJ57])" office:value-type="float" office:value="0">
            <text:p>0,0</text:p>
          </table:table-cell>
          <table:table-cell table:style-name="ce25" table:formula="of:=SUM([.GK7:.GK57])" office:value-type="float" office:value="0">
            <text:p>0,0</text:p>
          </table:table-cell>
          <table:table-cell table:style-name="ce25" table:formula="of:=SUM([.GL7:.GL57])" office:value-type="float" office:value="11">
            <text:p>11,0</text:p>
          </table:table-cell>
          <table:table-cell table:style-name="ce25" table:formula="of:=SUM([.GM7:.GM57])" office:value-type="float" office:value="8.5">
            <text:p>8,5</text:p>
          </table:table-cell>
          <table:table-cell table:style-name="ce25" table:formula="of:=SUM([.GN7:.GN57])" office:value-type="float" office:value="10">
            <text:p>10,0</text:p>
          </table:table-cell>
          <table:table-cell table:style-name="ce25" table:formula="of:=SUM([.GO7:.GO57])" office:value-type="float" office:value="7.5">
            <text:p>7,5</text:p>
          </table:table-cell>
          <table:table-cell table:style-name="ce25" table:formula="of:=SUM([.GP7:.GP57])" office:value-type="float" office:value="4">
            <text:p>4,0</text:p>
          </table:table-cell>
          <table:table-cell table:style-name="ce25" table:formula="of:=SUM([.GQ7:.GQ57])" office:value-type="float" office:value="0">
            <text:p>0,0</text:p>
          </table:table-cell>
          <table:table-cell table:style-name="ce25" table:formula="of:=SUM([.GR7:.GR57])" office:value-type="float" office:value="3.5">
            <text:p>3,5</text:p>
          </table:table-cell>
          <table:table-cell table:style-name="ce25" table:formula="of:=SUM([.GS7:.GS57])" office:value-type="float" office:value="8">
            <text:p>8,0</text:p>
          </table:table-cell>
          <table:table-cell table:style-name="ce25" table:formula="of:=SUM([.GT7:.GT57])" office:value-type="float" office:value="7">
            <text:p>7,0</text:p>
          </table:table-cell>
          <table:table-cell table:style-name="ce25" table:formula="of:=SUM([.GU7:.GU57])" office:value-type="float" office:value="10">
            <text:p>10,0</text:p>
          </table:table-cell>
          <table:table-cell table:style-name="ce25" table:formula="of:=SUM([.GV7:.GV57])" office:value-type="float" office:value="9.5">
            <text:p>9,5</text:p>
          </table:table-cell>
          <table:table-cell table:style-name="ce25" table:formula="of:=SUM([.GW7:.GW57])" office:value-type="float" office:value="7.5">
            <text:p>7,5</text:p>
          </table:table-cell>
          <table:table-cell table:style-name="ce25" table:formula="of:=SUM([.GX7:.GX57])" office:value-type="float" office:value="0">
            <text:p>0,0</text:p>
          </table:table-cell>
          <table:table-cell table:style-name="ce25" table:formula="of:=SUM([.GY7:.GY57])" office:value-type="float" office:value="1">
            <text:p>1,0</text:p>
          </table:table-cell>
          <table:table-cell table:style-name="ce25" table:formula="of:=SUM([.GZ7:.GZ57])" office:value-type="float" office:value="8.5">
            <text:p>8,5</text:p>
          </table:table-cell>
          <table:table-cell table:style-name="ce25" table:formula="of:=SUM([.HA7:.HA57])" office:value-type="float" office:value="5">
            <text:p>5,0</text:p>
          </table:table-cell>
          <table:table-cell table:style-name="ce25" table:formula="of:=SUM([.HB7:.HB57])" office:value-type="float" office:value="6.5">
            <text:p>6,5</text:p>
          </table:table-cell>
          <table:table-cell table:style-name="ce25" table:formula="of:=SUM([.HC7:.HC57])" office:value-type="float" office:value="7.5">
            <text:p>7,5</text:p>
          </table:table-cell>
          <table:table-cell table:style-name="ce25" table:formula="of:=SUM([.HD7:.HD57])" office:value-type="float" office:value="8.5">
            <text:p>8,5</text:p>
          </table:table-cell>
          <table:table-cell table:style-name="ce25" table:formula="of:=SUM([.HE7:.HE57])" office:value-type="float" office:value="3.5">
            <text:p>3,5</text:p>
          </table:table-cell>
          <table:table-cell table:style-name="ce25" table:formula="of:=SUM([.HF7:.HF57])" office:value-type="float" office:value="4">
            <text:p>4,0</text:p>
          </table:table-cell>
          <table:table-cell table:style-name="ce25" table:formula="of:=SUM([.HG7:.HG57])" office:value-type="float" office:value="8.5">
            <text:p>8,5</text:p>
          </table:table-cell>
          <table:table-cell table:style-name="ce25" table:formula="of:=SUM([.HH7:.HH57])" office:value-type="float" office:value="6">
            <text:p>6,0</text:p>
          </table:table-cell>
          <table:table-cell table:style-name="ce25" table:formula="of:=SUM([.HI7:.HI57])" office:value-type="float" office:value="9.5">
            <text:p>9,5</text:p>
          </table:table-cell>
          <table:table-cell table:style-name="ce25" table:formula="of:=SUM([.HJ7:.HJ57])" office:value-type="float" office:value="7.5">
            <text:p>7,5</text:p>
          </table:table-cell>
          <table:table-cell table:style-name="ce25" table:formula="of:=SUM([.HK7:.HK57])" office:value-type="float" office:value="9">
            <text:p>9,0</text:p>
          </table:table-cell>
          <table:table-cell table:style-name="ce25" table:formula="of:=SUM([.HL7:.HL57])" office:value-type="float" office:value="0.5">
            <text:p>0,5</text:p>
          </table:table-cell>
          <table:table-cell table:style-name="ce25" table:formula="of:=SUM([.HM7:.HM57])" office:value-type="float" office:value="2">
            <text:p>2,0</text:p>
          </table:table-cell>
          <table:table-cell table:style-name="ce25" table:formula="of:=SUM([.HN7:.HN57])" office:value-type="float" office:value="6.5">
            <text:p>6,5</text:p>
          </table:table-cell>
          <table:table-cell table:style-name="ce25" table:formula="of:=SUM([.HO7:.HO57])" office:value-type="float" office:value="9.5">
            <text:p>9,5</text:p>
          </table:table-cell>
          <table:table-cell table:style-name="ce25" table:formula="of:=SUM([.HP7:.HP57])" office:value-type="float" office:value="12">
            <text:p>12,0</text:p>
          </table:table-cell>
          <table:table-cell table:style-name="ce25" table:formula="of:=SUM([.HQ7:.HQ57])" office:value-type="float" office:value="6">
            <text:p>6,0</text:p>
          </table:table-cell>
          <table:table-cell table:style-name="ce25" table:formula="of:=SUM([.HR7:.HR57])" office:value-type="float" office:value="9.5">
            <text:p>9,5</text:p>
          </table:table-cell>
          <table:table-cell table:style-name="ce25" table:formula="of:=SUM([.HS7:.HS57])" office:value-type="float" office:value="4">
            <text:p>4,0</text:p>
          </table:table-cell>
          <table:table-cell table:style-name="ce25" table:formula="of:=SUM([.HT7:.HT57])" office:value-type="float" office:value="1">
            <text:p>1,0</text:p>
          </table:table-cell>
          <table:table-cell table:style-name="ce25" table:formula="of:=SUM([.HU7:.HU57])" office:value-type="float" office:value="8.5">
            <text:p>8,5</text:p>
          </table:table-cell>
          <table:table-cell table:style-name="ce25" table:formula="of:=SUM([.HV7:.HV57])" office:value-type="float" office:value="0">
            <text:p>0,0</text:p>
          </table:table-cell>
          <table:table-cell table:style-name="ce25" table:formula="of:=SUM([.HW7:.HW57])" office:value-type="float" office:value="9">
            <text:p>9,0</text:p>
          </table:table-cell>
          <table:table-cell table:style-name="ce25" table:formula="of:=SUM([.HX7:.HX57])" office:value-type="float" office:value="11">
            <text:p>11,0</text:p>
          </table:table-cell>
          <table:table-cell table:style-name="ce25" table:formula="of:=SUM([.HY7:.HY57])" office:value-type="float" office:value="10.5">
            <text:p>10,5</text:p>
          </table:table-cell>
          <table:table-cell table:style-name="ce25" table:formula="of:=SUM([.HZ7:.HZ57])" office:value-type="float" office:value="3.5">
            <text:p>3,5</text:p>
          </table:table-cell>
          <table:table-cell table:style-name="ce25" table:formula="of:=SUM([.IA7:.IA57])" office:value-type="float" office:value="3.5">
            <text:p>3,5</text:p>
          </table:table-cell>
          <table:table-cell table:style-name="ce25" table:formula="of:=SUM([.IB7:.IB57])" office:value-type="float" office:value="4">
            <text:p>4,0</text:p>
          </table:table-cell>
          <table:table-cell table:style-name="ce25" table:formula="of:=SUM([.IC7:.IC57])" office:value-type="float" office:value="5.5">
            <text:p>5,5</text:p>
          </table:table-cell>
          <table:table-cell table:style-name="ce25" table:formula="of:=SUM([.ID7:.ID57])" office:value-type="float" office:value="6.5">
            <text:p>6,5</text:p>
          </table:table-cell>
          <table:table-cell table:style-name="ce25" table:formula="of:=SUM([.IE7:.IE57])" office:value-type="float" office:value="8.5">
            <text:p>8,5</text:p>
          </table:table-cell>
          <table:table-cell table:style-name="ce25" table:formula="of:=SUM([.IF7:.IF57])" office:value-type="float" office:value="5.5">
            <text:p>5,5</text:p>
          </table:table-cell>
          <table:table-cell table:style-name="ce25" table:formula="of:=SUM([.IG7:.IG57])" office:value-type="float" office:value="1.5">
            <text:p>1,5</text:p>
          </table:table-cell>
          <table:table-cell table:style-name="ce25" table:formula="of:=SUM([.IH7:.IH57])" office:value-type="float" office:value="0">
            <text:p>0,0</text:p>
          </table:table-cell>
          <table:table-cell table:style-name="ce25" table:formula="of:=SUM([.II7:.II57])" office:value-type="float" office:value="7.5">
            <text:p>7,5</text:p>
          </table:table-cell>
          <table:table-cell table:style-name="ce25" table:formula="of:=SUM([.IJ7:.IJ57])" office:value-type="float" office:value="11">
            <text:p>11,0</text:p>
          </table:table-cell>
          <table:table-cell table:style-name="ce25" table:formula="of:=SUM([.IK7:.IK57])" office:value-type="float" office:value="10.5">
            <text:p>10,5</text:p>
          </table:table-cell>
          <table:table-cell table:style-name="ce25" table:formula="of:=SUM([.IL7:.IL57])" office:value-type="float" office:value="10">
            <text:p>10,0</text:p>
          </table:table-cell>
          <table:table-cell table:style-name="ce25" table:formula="of:=SUM([.IM7:.IM57])" office:value-type="float" office:value="11.5">
            <text:p>11,5</text:p>
          </table:table-cell>
          <table:table-cell table:style-name="ce25" table:formula="of:=SUM([.IN7:.IN57])" office:value-type="float" office:value="4">
            <text:p>4,0</text:p>
          </table:table-cell>
          <table:table-cell table:style-name="ce25" table:formula="of:=SUM([.IO7:.IO57])" office:value-type="float" office:value="2">
            <text:p>2,0</text:p>
          </table:table-cell>
          <table:table-cell table:style-name="ce25" table:formula="of:=SUM([.IP7:.IP57])" office:value-type="float" office:value="8">
            <text:p>8,0</text:p>
          </table:table-cell>
          <table:table-cell table:style-name="ce25" table:formula="of:=SUM([.IQ7:.IQ57])" office:value-type="float" office:value="7.5">
            <text:p>7,5</text:p>
          </table:table-cell>
          <table:table-cell table:style-name="ce25" table:formula="of:=SUM([.IR7:.IR57])" office:value-type="float" office:value="11">
            <text:p>11,0</text:p>
          </table:table-cell>
          <table:table-cell table:style-name="ce25" table:formula="of:=SUM([.IS7:.IS57])" office:value-type="float" office:value="8.5">
            <text:p>8,5</text:p>
          </table:table-cell>
          <table:table-cell table:style-name="ce25" table:formula="of:=SUM([.IT7:.IT57])" office:value-type="float" office:value="10">
            <text:p>10,0</text:p>
          </table:table-cell>
          <table:table-cell table:style-name="ce25" table:formula="of:=SUM([.IU7:.IU57])" office:value-type="float" office:value="0.5">
            <text:p>0,5</text:p>
          </table:table-cell>
          <table:table-cell table:style-name="ce25" table:formula="of:=SUM([.IV7:.IV57])" office:value-type="float" office:value="0">
            <text:p>0,0</text:p>
          </table:table-cell>
          <table:table-cell table:style-name="ce25" table:formula="of:=SUM([.IW7:.IW57])" office:value-type="float" office:value="1.5">
            <text:p>1,5</text:p>
          </table:table-cell>
          <table:table-cell table:style-name="ce25" table:formula="of:=SUM([.IX7:.IX57])" office:value-type="float" office:value="4.5">
            <text:p>4,5</text:p>
          </table:table-cell>
          <table:table-cell table:style-name="ce25" table:formula="of:=SUM([.IY7:.IY57])" office:value-type="float" office:value="6.5">
            <text:p>6,5</text:p>
          </table:table-cell>
          <table:table-cell table:style-name="ce25" table:formula="of:=SUM([.IZ7:.IZ57])" office:value-type="float" office:value="8">
            <text:p>8,0</text:p>
          </table:table-cell>
          <table:table-cell table:style-name="ce25" table:formula="of:=SUM([.JA7:.JA57])" office:value-type="float" office:value="0.5">
            <text:p>0,5</text:p>
          </table:table-cell>
          <table:table-cell table:style-name="ce25" table:formula="of:=SUM([.JB7:.JB57])" office:value-type="float" office:value="1">
            <text:p>1,0</text:p>
          </table:table-cell>
          <table:table-cell table:style-name="ce25" table:formula="of:=SUM([.JC7:.JC57])" office:value-type="float" office:value="2.5">
            <text:p>2,5</text:p>
          </table:table-cell>
          <table:table-cell table:style-name="ce25" table:formula="of:=SUM([.JD7:.JD57])" office:value-type="float" office:value="0">
            <text:p>0,0</text:p>
          </table:table-cell>
          <table:table-cell table:style-name="ce25" table:formula="of:=SUM([.JE7:.JE57])" office:value-type="float" office:value="5">
            <text:p>5,0</text:p>
          </table:table-cell>
          <table:table-cell table:style-name="ce25" table:formula="of:=SUM([.JF7:.JF57])" office:value-type="float" office:value="5.5">
            <text:p>5,5</text:p>
          </table:table-cell>
          <table:table-cell table:style-name="ce25" table:formula="of:=SUM([.JG7:.JG57])" office:value-type="float" office:value="8.5">
            <text:p>8,5</text:p>
          </table:table-cell>
          <table:table-cell table:style-name="ce25" table:formula="of:=SUM([.JH7:.JH57])" office:value-type="float" office:value="9">
            <text:p>9,0</text:p>
          </table:table-cell>
          <table:table-cell table:style-name="ce25" table:formula="of:=SUM([.JI7:.JI57])" office:value-type="float" office:value="0">
            <text:p>0,0</text:p>
          </table:table-cell>
          <table:table-cell table:style-name="ce25" table:formula="of:=SUM([.JJ7:.JJ57])" office:value-type="float" office:value="0">
            <text:p>0,0</text:p>
          </table:table-cell>
          <table:table-cell table:style-name="ce25" table:formula="of:=SUM([.JK7:.JK57])" office:value-type="float" office:value="5.5">
            <text:p>5,5</text:p>
          </table:table-cell>
          <table:table-cell table:style-name="ce25" table:formula="of:=SUM([.JL7:.JL57])" office:value-type="float" office:value="9.5">
            <text:p>9,5</text:p>
          </table:table-cell>
          <table:table-cell table:style-name="ce25" table:formula="of:=SUM([.JM7:.JM57])" office:value-type="float" office:value="10.5">
            <text:p>10,5</text:p>
          </table:table-cell>
          <table:table-cell table:style-name="ce25" table:formula="of:=SUM([.JN7:.JN57])" office:value-type="float" office:value="8">
            <text:p>8,0</text:p>
          </table:table-cell>
          <table:table-cell table:style-name="ce25" table:formula="of:=SUM([.JO7:.JO57])" office:value-type="float" office:value="6">
            <text:p>6,0</text:p>
          </table:table-cell>
          <table:table-cell table:style-name="ce25" table:formula="of:=SUM([.JP7:.JP57])" office:value-type="float" office:value="1">
            <text:p>1,0</text:p>
          </table:table-cell>
          <table:table-cell table:style-name="ce25" table:formula="of:=SUM([.JQ7:.JQ57])" office:value-type="float" office:value="8">
            <text:p>8,0</text:p>
          </table:table-cell>
          <table:table-cell table:style-name="ce25" table:formula="of:=SUM([.JR7:.JR57])" office:value-type="float" office:value="6">
            <text:p>6,0</text:p>
          </table:table-cell>
          <table:table-cell table:style-name="ce25" table:formula="of:=SUM([.JS7:.JS57])" office:value-type="float" office:value="9.5">
            <text:p>9,5</text:p>
          </table:table-cell>
          <table:table-cell table:style-name="ce25" table:formula="of:=SUM([.JT7:.JT57])" office:value-type="float" office:value="6.5">
            <text:p>6,5</text:p>
          </table:table-cell>
          <table:table-cell table:style-name="ce25" table:formula="of:=SUM([.JU7:.JU57])" office:value-type="float" office:value="9">
            <text:p>9,0</text:p>
          </table:table-cell>
          <table:table-cell table:style-name="ce25" table:formula="of:=SUM([.JV7:.JV57])" office:value-type="float" office:value="7.5">
            <text:p>7,5</text:p>
          </table:table-cell>
          <table:table-cell table:style-name="ce25" table:formula="of:=SUM([.JW7:.JW57])" office:value-type="float" office:value="3">
            <text:p>3,0</text:p>
          </table:table-cell>
          <table:table-cell table:style-name="ce25" table:formula="of:=SUM([.JX7:.JX57])" office:value-type="float" office:value="0">
            <text:p>0,0</text:p>
          </table:table-cell>
          <table:table-cell table:style-name="ce25" table:formula="of:=SUM([.JY7:.JY57])" office:value-type="float" office:value="4.5">
            <text:p>4,5</text:p>
          </table:table-cell>
          <table:table-cell table:style-name="ce25" table:formula="of:=SUM([.JZ7:.JZ57])" office:value-type="float" office:value="10">
            <text:p>10,0</text:p>
          </table:table-cell>
          <table:table-cell table:style-name="ce25" table:formula="of:=SUM([.KA7:.KA57])" office:value-type="float" office:value="2">
            <text:p>2,0</text:p>
          </table:table-cell>
          <table:table-cell table:style-name="ce25" table:formula="of:=SUM([.KB7:.KB57])" office:value-type="float" office:value="9">
            <text:p>9,0</text:p>
          </table:table-cell>
          <table:table-cell table:style-name="ce25" table:formula="of:=SUM([.KC7:.KC57])" office:value-type="float" office:value="7.5">
            <text:p>7,5</text:p>
          </table:table-cell>
          <table:table-cell table:style-name="ce25" table:formula="of:=SUM([.KD7:.KD57])" office:value-type="float" office:value="1.5">
            <text:p>1,5</text:p>
          </table:table-cell>
          <table:table-cell table:style-name="ce25" table:formula="of:=SUM([.KE7:.KE57])" office:value-type="float" office:value="3">
            <text:p>3,0</text:p>
          </table:table-cell>
          <table:table-cell table:style-name="ce25" table:formula="of:=SUM([.KF7:.KF57])" office:value-type="float" office:value="9">
            <text:p>9,0</text:p>
          </table:table-cell>
          <table:table-cell table:style-name="ce25" table:formula="of:=SUM([.KG7:.KG57])" office:value-type="float" office:value="5.5">
            <text:p>5,5</text:p>
          </table:table-cell>
          <table:table-cell table:style-name="ce25" table:formula="of:=SUM([.KH7:.KH57])" office:value-type="float" office:value="10.5">
            <text:p>10,5</text:p>
          </table:table-cell>
          <table:table-cell table:style-name="ce25" table:formula="of:=SUM([.KI7:.KI57])" office:value-type="float" office:value="9.5">
            <text:p>9,5</text:p>
          </table:table-cell>
          <table:table-cell table:style-name="ce25" table:formula="of:=SUM([.KJ7:.KJ57])" office:value-type="float" office:value="5.5">
            <text:p>5,5</text:p>
          </table:table-cell>
          <table:table-cell table:style-name="ce25" table:formula="of:=SUM([.KK7:.KK57])" office:value-type="float" office:value="0.5">
            <text:p>0,5</text:p>
          </table:table-cell>
          <table:table-cell table:style-name="ce25" table:formula="of:=SUM([.KL7:.KL57])" office:value-type="float" office:value="0">
            <text:p>0,0</text:p>
          </table:table-cell>
          <table:table-cell table:style-name="ce25" table:formula="of:=SUM([.KM7:.KM57])" office:value-type="float" office:value="7">
            <text:p>7,0</text:p>
          </table:table-cell>
          <table:table-cell table:style-name="ce25" table:formula="of:=SUM([.KN7:.KN57])" office:value-type="float" office:value="6">
            <text:p>6,0</text:p>
          </table:table-cell>
          <table:table-cell table:style-name="ce25" table:formula="of:=SUM([.KO7:.KO57])" office:value-type="float" office:value="7.5">
            <text:p>7,5</text:p>
          </table:table-cell>
          <table:table-cell table:style-name="ce25" table:formula="of:=SUM([.KP7:.KP57])" office:value-type="float" office:value="12">
            <text:p>12,0</text:p>
          </table:table-cell>
          <table:table-cell table:style-name="ce25" table:formula="of:=SUM([.KQ7:.KQ57])" office:value-type="float" office:value="8.5">
            <text:p>8,5</text:p>
          </table:table-cell>
          <table:table-cell table:style-name="ce25" table:formula="of:=SUM([.KR7:.KR57])" office:value-type="float" office:value="1">
            <text:p>1,0</text:p>
          </table:table-cell>
          <table:table-cell table:style-name="ce25" table:formula="of:=SUM([.KS7:.KS57])" office:value-type="float" office:value="1">
            <text:p>1,0</text:p>
          </table:table-cell>
          <table:table-cell table:style-name="ce25" table:formula="of:=SUM([.KT7:.KT57])" office:value-type="float" office:value="7">
            <text:p>7,0</text:p>
          </table:table-cell>
          <table:table-cell table:style-name="ce25" table:formula="of:=SUM([.KU7:.KU57])" office:value-type="float" office:value="7">
            <text:p>7,0</text:p>
          </table:table-cell>
          <table:table-cell table:style-name="ce25" table:formula="of:=SUM([.KV7:.KV57])" office:value-type="float" office:value="2">
            <text:p>2,0</text:p>
          </table:table-cell>
          <table:table-cell table:style-name="ce25" table:formula="of:=SUM([.KW7:.KW57])" office:value-type="float" office:value="10">
            <text:p>10,0</text:p>
          </table:table-cell>
          <table:table-cell table:style-name="ce25" table:formula="of:=SUM([.KX7:.KX57])" office:value-type="float" office:value="9">
            <text:p>9,0</text:p>
          </table:table-cell>
          <table:table-cell table:style-name="ce25" table:formula="of:=SUM([.KY7:.KY57])" office:value-type="float" office:value="1">
            <text:p>1,0</text:p>
          </table:table-cell>
          <table:table-cell table:style-name="ce25" table:formula="of:=SUM([.KZ7:.KZ57])" office:value-type="float" office:value="2.5">
            <text:p>2,5</text:p>
          </table:table-cell>
          <table:table-cell table:style-name="ce25" table:formula="of:=SUM([.LA7:.LA57])" office:value-type="float" office:value="11">
            <text:p>11,0</text:p>
          </table:table-cell>
          <table:table-cell table:style-name="ce25" table:formula="of:=SUM([.LB7:.LB57])" office:value-type="float" office:value="8">
            <text:p>8,0</text:p>
          </table:table-cell>
          <table:table-cell table:style-name="ce25" table:formula="of:=SUM([.LC7:.LC57])" office:value-type="float" office:value="8.5">
            <text:p>8,5</text:p>
          </table:table-cell>
          <table:table-cell table:style-name="ce25" table:formula="of:=SUM([.LD7:.LD57])" office:value-type="float" office:value="9">
            <text:p>9,0</text:p>
          </table:table-cell>
          <table:table-cell table:style-name="ce25" table:formula="of:=SUM([.LE7:.LE57])" office:value-type="float" office:value="9.5">
            <text:p>9,5</text:p>
          </table:table-cell>
          <table:table-cell table:style-name="ce25" table:formula="of:=SUM([.LF7:.LF57])" office:value-type="float" office:value="2.5">
            <text:p>2,5</text:p>
          </table:table-cell>
          <table:table-cell table:style-name="ce25" table:formula="of:=SUM([.LG7:.LG57])" office:value-type="float" office:value="0">
            <text:p>0,0</text:p>
          </table:table-cell>
          <table:table-cell table:style-name="ce25" table:formula="of:=SUM([.LH7:.LH57])" office:value-type="float" office:value="8">
            <text:p>8,0</text:p>
          </table:table-cell>
          <table:table-cell table:style-name="ce25" table:formula="of:=SUM([.LI7:.LI57])" office:value-type="float" office:value="5">
            <text:p>5,0</text:p>
          </table:table-cell>
          <table:table-cell table:style-name="ce25" table:formula="of:=SUM([.LJ7:.LJ57])" office:value-type="float" office:value="8">
            <text:p>8,0</text:p>
          </table:table-cell>
          <table:table-cell table:style-name="ce25" table:formula="of:=SUM([.LK7:.LK57])" office:value-type="float" office:value="8">
            <text:p>8,0</text:p>
          </table:table-cell>
          <table:table-cell table:style-name="ce25" table:formula="of:=SUM([.LL7:.LL57])" office:value-type="float" office:value="7">
            <text:p>7,0</text:p>
          </table:table-cell>
          <table:table-cell table:style-name="ce25" table:formula="of:=SUM([.LM7:.LM57])" office:value-type="float" office:value="1">
            <text:p>1,0</text:p>
          </table:table-cell>
          <table:table-cell table:style-name="ce25" table:formula="of:=SUM([.LN7:.LN57])" office:value-type="float" office:value="0">
            <text:p>0,0</text:p>
          </table:table-cell>
          <table:table-cell table:style-name="ce25" table:formula="of:=SUM([.LO7:.LO57])" office:value-type="float" office:value="7.5">
            <text:p>7,5</text:p>
          </table:table-cell>
          <table:table-cell table:style-name="ce25" table:formula="of:=SUM([.LP7:.LP57])" office:value-type="float" office:value="8">
            <text:p>8,0</text:p>
          </table:table-cell>
          <table:table-cell table:style-name="ce25" table:formula="of:=SUM([.LQ7:.LQ57])" office:value-type="float" office:value="9">
            <text:p>9,0</text:p>
          </table:table-cell>
          <table:table-cell table:style-name="ce25" table:formula="of:=SUM([.LR7:.LR57])" office:value-type="float" office:value="9">
            <text:p>9,0</text:p>
          </table:table-cell>
          <table:table-cell table:style-name="ce25" table:formula="of:=SUM([.LS7:.LS57])" office:value-type="float" office:value="9.5">
            <text:p>9,5</text:p>
          </table:table-cell>
          <table:table-cell table:style-name="ce25" table:formula="of:=SUM([.LT7:.LT57])" office:value-type="float" office:value="1">
            <text:p>1,0</text:p>
          </table:table-cell>
          <table:table-cell table:style-name="ce25" table:formula="of:=SUM([.LU7:.LU57])" office:value-type="float" office:value="0">
            <text:p>0,0</text:p>
          </table:table-cell>
          <table:table-cell table:style-name="ce25" table:formula="of:=SUM([.LV7:.LV57])" office:value-type="float" office:value="7.5">
            <text:p>7,5</text:p>
          </table:table-cell>
          <table:table-cell table:style-name="ce25" table:formula="of:=SUM([.LW7:.LW57])" office:value-type="float" office:value="8.5">
            <text:p>8,5</text:p>
          </table:table-cell>
          <table:table-cell table:style-name="ce25" table:formula="of:=SUM([.LX7:.LX57])" office:value-type="float" office:value="8">
            <text:p>8,0</text:p>
          </table:table-cell>
          <table:table-cell table:style-name="ce25" table:formula="of:=SUM([.LY7:.LY57])" office:value-type="float" office:value="10">
            <text:p>10,0</text:p>
          </table:table-cell>
          <table:table-cell table:style-name="ce25" table:formula="of:=SUM([.LZ7:.LZ57])" office:value-type="float" office:value="8.5">
            <text:p>8,5</text:p>
          </table:table-cell>
          <table:table-cell table:style-name="ce25" table:formula="of:=SUM([.MA7:.MA57])" office:value-type="float" office:value="3.5">
            <text:p>3,5</text:p>
          </table:table-cell>
          <table:table-cell table:style-name="ce25" table:formula="of:=SUM([.MB7:.MB57])" office:value-type="float" office:value="0">
            <text:p>0,0</text:p>
          </table:table-cell>
          <table:table-cell table:style-name="ce25" table:formula="of:=SUM([.MC7:.MC57])" office:value-type="float" office:value="6.5">
            <text:p>6,5</text:p>
          </table:table-cell>
          <table:table-cell table:style-name="ce25" table:formula="of:=SUM([.MD7:.MD57])" office:value-type="float" office:value="10.5">
            <text:p>10,5</text:p>
          </table:table-cell>
          <table:table-cell table:style-name="ce25" table:formula="of:=SUM([.ME7:.ME57])" office:value-type="float" office:value="5">
            <text:p>5,0</text:p>
          </table:table-cell>
          <table:table-cell table:style-name="ce25" table:formula="of:=SUM([.MF7:.MF57])" office:value-type="float" office:value="9">
            <text:p>9,0</text:p>
          </table:table-cell>
          <table:table-cell table:style-name="ce25" table:formula="of:=SUM([.MG7:.MG57])" office:value-type="float" office:value="5">
            <text:p>5,0</text:p>
          </table:table-cell>
          <table:table-cell table:style-name="ce25" table:formula="of:=SUM([.MH7:.MH57])" office:value-type="float" office:value="0">
            <text:p>0,0</text:p>
          </table:table-cell>
          <table:table-cell table:style-name="ce25" table:formula="of:=SUM([.MI7:.MI57])" office:value-type="float" office:value="3.5">
            <text:p>3,5</text:p>
          </table:table-cell>
          <table:table-cell table:style-name="ce25" table:formula="of:=SUM([.MJ7:.MJ57])" office:value-type="float" office:value="7">
            <text:p>7,0</text:p>
          </table:table-cell>
          <table:table-cell table:style-name="ce25" table:formula="of:=SUM([.MK7:.MK57])" office:value-type="float" office:value="11">
            <text:p>11,0</text:p>
          </table:table-cell>
          <table:table-cell table:style-name="ce25" table:formula="of:=SUM([.ML7:.ML57])" office:value-type="float" office:value="9.5">
            <text:p>9,5</text:p>
          </table:table-cell>
          <table:table-cell table:style-name="ce25" table:formula="of:=SUM([.MM7:.MM57])" office:value-type="float" office:value="8.5">
            <text:p>8,5</text:p>
          </table:table-cell>
          <table:table-cell table:style-name="ce25" table:formula="of:=SUM([.MN7:.MN57])" office:value-type="float" office:value="7.5">
            <text:p>7,5</text:p>
          </table:table-cell>
          <table:table-cell table:style-name="ce25" table:formula="of:=SUM([.MO7:.MO57])" office:value-type="float" office:value="0">
            <text:p>0,0</text:p>
          </table:table-cell>
          <table:table-cell table:style-name="ce25" table:formula="of:=SUM([.MP7:.MP57])" office:value-type="float" office:value="0">
            <text:p>0,0</text:p>
          </table:table-cell>
          <table:table-cell table:style-name="ce25" table:formula="of:=SUM([.MQ7:.MQ57])" office:value-type="float" office:value="9">
            <text:p>9,0</text:p>
          </table:table-cell>
          <table:table-cell table:style-name="ce25" table:formula="of:=SUM([.MR7:.MR57])" office:value-type="float" office:value="10.5">
            <text:p>10,5</text:p>
          </table:table-cell>
          <table:table-cell table:style-name="ce25" table:formula="of:=SUM([.MS7:.MS57])" office:value-type="float" office:value="7.5">
            <text:p>7,5</text:p>
          </table:table-cell>
          <table:table-cell table:style-name="ce25" table:formula="of:=SUM([.MT7:.MT57])" office:value-type="float" office:value="10">
            <text:p>10,0</text:p>
          </table:table-cell>
          <table:table-cell table:style-name="ce25" table:formula="of:=SUM([.MU7:.MU57])" office:value-type="float" office:value="8.5">
            <text:p>8,5</text:p>
          </table:table-cell>
          <table:table-cell table:style-name="ce25" table:formula="of:=SUM([.MV7:.MV57])" office:value-type="float" office:value="0">
            <text:p>0,0</text:p>
          </table:table-cell>
          <table:table-cell table:style-name="ce25" table:formula="of:=SUM([.MW7:.MW57])" office:value-type="float" office:value="0.5">
            <text:p>0,5</text:p>
          </table:table-cell>
          <table:table-cell table:style-name="ce25" table:formula="of:=SUM([.MX7:.MX57])" office:value-type="float" office:value="7.5">
            <text:p>7,5</text:p>
          </table:table-cell>
          <table:table-cell table:style-name="ce25" table:formula="of:=SUM([.MY7:.MY57])" office:value-type="float" office:value="10">
            <text:p>10,0</text:p>
          </table:table-cell>
          <table:table-cell table:style-name="ce25" table:formula="of:=SUM([.MZ7:.MZ57])" office:value-type="float" office:value="10.5">
            <text:p>10,5</text:p>
          </table:table-cell>
          <table:table-cell table:style-name="ce25" table:formula="of:=SUM([.NA7:.NA57])" office:value-type="float" office:value="8.5">
            <text:p>8,5</text:p>
          </table:table-cell>
          <table:table-cell table:style-name="ce25" table:formula="of:=SUM([.NB7:.NB57])" office:value-type="float" office:value="7.5">
            <text:p>7,5</text:p>
          </table:table-cell>
          <table:table-cell table:style-name="ce25" table:formula="of:=SUM([.NC7:.NC57])" office:value-type="float" office:value="0">
            <text:p>0,0</text:p>
          </table:table-cell>
          <table:table-cell table:style-name="ce25" table:formula="of:=SUM([.ND7:.ND57])" office:value-type="float" office:value="0">
            <text:p>0,0</text:p>
          </table:table-cell>
          <table:table-cell table:style-name="ce25" table:formula="of:=SUM([.NE7:.NE57])" office:value-type="float" office:value="8.5">
            <text:p>8,5</text:p>
          </table:table-cell>
          <table:table-cell table:style-name="ce25" table:formula="of:=SUM([.NF7:.NF57])" office:value-type="float" office:value="7.5">
            <text:p>7,5</text:p>
          </table:table-cell>
          <table:table-cell table:style-name="ce25" table:formula="of:=SUM([.NG7:.NG57])" office:value-type="float" office:value="6.5">
            <text:p>6,5</text:p>
          </table:table-cell>
          <table:table-cell table:style-name="ce25" table:formula="of:=SUM([.NH7:.NH57])" office:value-type="float" office:value="2">
            <text:p>2,0</text:p>
          </table:table-cell>
          <table:table-cell table:style-name="ce25" table:formula="of:=SUM([.NI7:.NI57])" office:value-type="float" office:value="5.5">
            <text:p>5,5</text:p>
          </table:table-cell>
          <table:table-cell table:style-name="ce25" table:formula="of:=SUM([.NJ7:.NJ57])" office:value-type="float" office:value="13.5">
            <text:p>13,5</text:p>
          </table:table-cell>
          <table:table-cell table:style-name="ce25" table:formula="of:=SUM([.NK7:.NK57])" office:value-type="float" office:value="8.5">
            <text:p>8,5</text:p>
          </table:table-cell>
          <table:table-cell table:style-name="ce25" table:formula="of:=SUM([.NL7:.NL57])" office:value-type="float" office:value="9.5">
            <text:p>9,5</text:p>
          </table:table-cell>
          <table:table-cell table:style-name="ce25" table:formula="of:=SUM([.NM7:.NM57])" office:value-type="float" office:value="8.5">
            <text:p>8,5</text:p>
          </table:table-cell>
          <table:table-cell table:style-name="ce25" table:formula="of:=SUM([.NN7:.NN57])" office:value-type="float" office:value="9">
            <text:p>9,0</text:p>
          </table:table-cell>
          <table:table-cell table:style-name="ce25" table:formula="of:=SUM([.NO7:.NO57])" office:value-type="float" office:value="10.5">
            <text:p>10,5</text:p>
          </table:table-cell>
          <table:table-cell table:style-name="ce25" table:formula="of:=SUM([.NP7:.NP57])" office:value-type="float" office:value="3">
            <text:p>3,0</text:p>
          </table:table-cell>
          <table:table-cell table:style-name="ce25" table:formula="of:=SUM([.NQ7:.NQ57])" office:value-type="float" office:value="0">
            <text:p>0,0</text:p>
          </table:table-cell>
          <table:table-cell table:style-name="ce25" table:formula="of:=SUM([.NR7:.NR57])" office:value-type="float" office:value="0">
            <text:p>0,0</text:p>
          </table:table-cell>
          <table:table-cell table:style-name="ce25" table:formula="of:=SUM([.NS7:.NS57])" office:value-type="float" office:value="0">
            <text:p>0,0</text:p>
          </table:table-cell>
          <table:table-cell table:style-name="ce25" table:formula="of:=SUM([.NT7:.NT57])" office:value-type="float" office:value="0">
            <text:p>0,0</text:p>
          </table:table-cell>
          <table:table-cell table:style-name="ce25" table:formula="of:=SUM([.NU7:.NU57])" office:value-type="float" office:value="0">
            <text:p>0,0</text:p>
          </table:table-cell>
          <table:table-cell table:style-name="ce25" table:formula="of:=SUM([.NV7:.NV57])" office:value-type="float" office:value="0">
            <text:p>0,0</text:p>
          </table:table-cell>
          <table:table-cell table:style-name="ce25" table:formula="of:=SUM([.NW7:.NW57])" office:value-type="float" office:value="0">
            <text:p>0,0</text:p>
          </table:table-cell>
          <table:table-cell table:style-name="ce25" table:formula="of:=SUM([.NX7:.NX57])" office:value-type="float" office:value="0">
            <text:p>0,0</text:p>
          </table:table-cell>
          <table:table-cell table:style-name="ce25" table:formula="of:=SUM([.NY7:.NY57])" office:value-type="float" office:value="0">
            <text:p>0,0</text:p>
          </table:table-cell>
          <table:table-cell table:style-name="ce25" table:formula="of:=SUM([.NZ7:.NZ57])" office:value-type="float" office:value="0">
            <text:p>0,0</text:p>
          </table:table-cell>
          <table:table-cell table:style-name="ce25" table:formula="of:=SUM([.OA7:.OA57])" office:value-type="float" office:value="0">
            <text:p>0,0</text:p>
          </table:table-cell>
          <table:table-cell table:style-name="ce25" table:formula="of:=SUM([.OB7:.OB57])" office:value-type="float" office:value="0">
            <text:p>0,0</text:p>
          </table:table-cell>
          <table:table-cell table:style-name="ce25" table:formula="of:=SUM([.OC7:.OC57])" office:value-type="float" office:value="0">
            <text:p>0,0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0.5">
            <text:p>0,5</text:p>
          </table:table-cell>
          <table:table-cell table:style-name="ce25" table:formula="of:=SUM([.OF7:.OF57])" office:value-type="float" office:value="0">
            <text:p>0,0</text:p>
          </table:table-cell>
          <table:table-cell table:style-name="ce25" table:formula="of:=SUM([.OG7:.OG57])" office:value-type="float" office:value="8">
            <text:p>8,0</text:p>
          </table:table-cell>
          <table:table-cell table:style-name="ce25" table:formula="of:=SUM([.OH7:.OH57])" office:value-type="float" office:value="0.5">
            <text:p>0,5</text:p>
          </table:table-cell>
          <table:table-cell table:style-name="ce25" table:formula="of:=SUM([.OI7:.OI57])" office:value-type="float" office:value="4.5">
            <text:p>4,5</text:p>
          </table:table-cell>
          <table:table-cell table:style-name="ce25" table:formula="of:=SUM([.OJ7:.OJ57])" office:value-type="float" office:value="10">
            <text:p>10,0</text:p>
          </table:table-cell>
          <table:table-cell table:style-name="ce25" table:formula="of:=SUM([.OK7:.OK57])" office:value-type="float" office:value="6.5">
            <text:p>6,5</text:p>
          </table:table-cell>
          <table:table-cell table:style-name="ce25" table:formula="of:=SUM([.OL7:.OL57])" office:value-type="float" office:value="0">
            <text:p>0,0</text:p>
          </table:table-cell>
          <table:table-cell table:style-name="ce25" table:formula="of:=SUM([.OM7:.OM57])" office:value-type="float" office:value="0">
            <text:p>0,0</text:p>
          </table:table-cell>
          <table:table-cell table:style-name="ce25" table:formula="of:=SUM([.ON7:.ON57])" office:value-type="float" office:value="8">
            <text:p>8,0</text:p>
          </table:table-cell>
          <table:table-cell table:style-name="ce25" table:formula="of:=SUM([.OO7:.OO57])" office:value-type="float" office:value="6">
            <text:p>6,0</text:p>
          </table:table-cell>
          <table:table-cell table:style-name="ce25" table:formula="of:=SUM([.OP7:.OP57])" office:value-type="float" office:value="11.5">
            <text:p>11,5</text:p>
          </table:table-cell>
          <table:table-cell table:style-name="ce25" table:formula="of:=SUM([.OQ7:.OQ57])" office:value-type="float" office:value="0">
            <text:p>0,0</text:p>
          </table:table-cell>
          <table:table-cell table:style-name="ce25" table:formula="of:=SUM([.OR7:.OR57])" office:value-type="float" office:value="0">
            <text:p>0,0</text:p>
          </table:table-cell>
          <table:table-cell table:style-name="ce25" table:formula="of:=SUM([.OS7:.OS57])" office:value-type="float" office:value="0">
            <text:p>0,0</text:p>
          </table:table-cell>
          <table:table-cell table:style-name="ce25" table:formula="of:=SUM([.OT7:.OT57])" office:value-type="float" office:value="0">
            <text:p>0,0</text:p>
          </table:table-cell>
          <table:table-cell table:style-name="ce25" table:formula="of:=SUM([.OU7:.OU57])" office:value-type="float" office:value="2">
            <text:p>2,0</text:p>
          </table:table-cell>
          <table:table-cell table:style-name="ce25" table:formula="of:=SUM([.OV7:.OV57])" office:value-type="float" office:value="8.5">
            <text:p>8,5</text:p>
          </table:table-cell>
          <table:table-cell table:style-name="ce25" table:formula="of:=SUM([.OW7:.OW57])" office:value-type="float" office:value="7.5">
            <text:p>7,5</text:p>
          </table:table-cell>
          <table:table-cell table:style-name="ce25" table:formula="of:=SUM([.OX7:.OX57])" office:value-type="float" office:value="6">
            <text:p>6,0</text:p>
          </table:table-cell>
          <table:table-cell table:style-name="ce25" table:formula="of:=SUM([.OY7:.OY57])" office:value-type="float" office:value="5">
            <text:p>5,0</text:p>
          </table:table-cell>
          <table:table-cell table:style-name="ce25" table:formula="of:=SUM([.OZ7:.OZ57])" office:value-type="float" office:value="0">
            <text:p>0,0</text:p>
          </table:table-cell>
          <table:table-cell table:style-name="ce25" table:formula="of:=SUM([.PA7:.PA57])" office:value-type="float" office:value="0">
            <text:p>0,0</text:p>
          </table:table-cell>
          <table:table-cell table:style-name="ce25" table:formula="of:=SUM([.PB7:.PB57])" office:value-type="float" office:value="5.5">
            <text:p>5,5</text:p>
          </table:table-cell>
          <table:table-cell table:style-name="ce25" table:formula="of:=SUM([.PC7:.PC57])" office:value-type="float" office:value="7">
            <text:p>7,0</text:p>
          </table:table-cell>
          <table:table-cell table:style-name="ce25" table:formula="of:=SUM([.PD7:.PD57])" office:value-type="float" office:value="0">
            <text:p>0,0</text:p>
          </table:table-cell>
          <table:table-cell table:style-name="ce25" table:formula="of:=SUM([.PE7:.PE57])" office:value-type="float" office:value="5.5">
            <text:p>5,5</text:p>
          </table:table-cell>
          <table:table-cell table:style-name="ce25" table:formula="of:=SUM([.PF7:.PF57])" office:value-type="float" office:value="6">
            <text:p>6,0</text:p>
          </table:table-cell>
          <table:table-cell table:style-name="ce25" table:formula="of:=SUM([.PG7:.PG57])" office:value-type="float" office:value="0">
            <text:p>0,0</text:p>
          </table:table-cell>
          <table:table-cell table:style-name="ce25" table:formula="of:=SUM([.PH7:.PH57])" office:value-type="float" office:value="0">
            <text:p>0,0</text:p>
          </table:table-cell>
          <table:table-cell table:style-name="ce25" table:formula="of:=SUM([.PI7:.PI57])" office:value-type="float" office:value="5.5">
            <text:p>5,5</text:p>
          </table:table-cell>
          <table:table-cell table:style-name="ce25" table:formula="of:=SUM([.PJ7:.PJ57])" office:value-type="float" office:value="6">
            <text:p>6,0</text:p>
          </table:table-cell>
          <table:table-cell table:style-name="ce25" table:formula="of:=SUM([.PK7:.PK57])" office:value-type="float" office:value="8.5">
            <text:p>8,5</text:p>
          </table:table-cell>
          <table:table-cell table:style-name="ce25" table:formula="of:=SUM([.PL7:.PL57])" office:value-type="float" office:value="2.5">
            <text:p>2,5</text:p>
          </table:table-cell>
          <table:table-cell table:style-name="ce25" table:formula="of:=SUM([.PM7:.PM57])" office:value-type="float" office:value="0">
            <text:p>0,0</text:p>
          </table:table-cell>
          <table:table-cell table:style-name="ce25" table:formula="of:=SUM([.PN7:.PN57])" office:value-type="float" office:value="0">
            <text:p>0,0</text:p>
          </table:table-cell>
          <table:table-cell table:style-name="ce25" table:formula="of:=SUM([.PO7:.PO57])" office:value-type="float" office:value="0">
            <text:p>0,0</text:p>
          </table:table-cell>
          <table:table-cell table:style-name="ce25" table:formula="of:=SUM([.PP7:.PP57])" office:value-type="float" office:value="3">
            <text:p>3,0</text:p>
          </table:table-cell>
          <table:table-cell table:style-name="ce25" table:formula="of:=SUM([.PQ7:.PQ57])" office:value-type="float" office:value="6.5">
            <text:p>6,5</text:p>
          </table:table-cell>
          <table:table-cell table:style-name="ce25" table:formula="of:=SUM([.PR7:.PR57])" office:value-type="float" office:value="6">
            <text:p>6,0</text:p>
          </table:table-cell>
          <table:table-cell table:style-name="ce25" table:formula="of:=SUM([.PS7:.PS57])" office:value-type="float" office:value="9.5">
            <text:p>9,5</text:p>
          </table:table-cell>
          <table:table-cell table:style-name="ce25" table:formula="of:=SUM([.PT7:.PT57])" office:value-type="float" office:value="6">
            <text:p>6,0</text:p>
          </table:table-cell>
          <table:table-cell table:style-name="ce25" table:formula="of:=SUM([.PU7:.PU57])" office:value-type="float" office:value="0">
            <text:p>0,0</text:p>
          </table:table-cell>
          <table:table-cell table:style-name="ce25" table:formula="of:=SUM([.PV7:.PV57])" office:value-type="float" office:value="0">
            <text:p>0,0</text:p>
          </table:table-cell>
          <table:table-cell table:style-name="ce25" table:formula="of:=SUM([.PW7:.PW57])" office:value-type="float" office:value="8.5">
            <text:p>8,5</text:p>
          </table:table-cell>
          <table:table-cell table:style-name="ce25" table:formula="of:=SUM([.PX7:.PX57])" office:value-type="float" office:value="8">
            <text:p>8,0</text:p>
          </table:table-cell>
          <table:table-cell table:style-name="ce25" table:formula="of:=SUM([.PY7:.PY57])" office:value-type="float" office:value="5">
            <text:p>5,0</text:p>
          </table:table-cell>
          <table:table-cell table:style-name="ce25" table:formula="of:=SUM([.PZ7:.PZ57])" office:value-type="float" office:value="8.5">
            <text:p>8,5</text:p>
          </table:table-cell>
          <table:table-cell table:style-name="ce25" table:formula="of:=SUM([.QA7:.QA57])" office:value-type="float" office:value="6">
            <text:p>6,0</text:p>
          </table:table-cell>
          <table:table-cell table:style-name="ce25" table:formula="of:=SUM([.QB7:.QB57])" office:value-type="float" office:value="0.5">
            <text:p>0,5</text:p>
          </table:table-cell>
          <table:table-cell table:style-name="ce25" table:formula="of:=SUM([.QC7:.QC57])" office:value-type="float" office:value="0">
            <text:p>0,0</text:p>
          </table:table-cell>
          <table:table-cell table:style-name="ce25" table:formula="of:=SUM([.QD7:.QD57])" office:value-type="float" office:value="6.5">
            <text:p>6,5</text:p>
          </table:table-cell>
          <table:table-cell table:style-name="ce25" table:formula="of:=SUM([.QE7:.QE57])" office:value-type="float" office:value="8">
            <text:p>8,0</text:p>
          </table:table-cell>
          <table:table-cell table:style-name="ce25" table:formula="of:=SUM([.QF7:.QF57])" office:value-type="float" office:value="4">
            <text:p>4,0</text:p>
          </table:table-cell>
          <table:table-cell table:style-name="ce25" table:formula="of:=SUM([.QG7:.QG57])" office:value-type="float" office:value="9">
            <text:p>9,0</text:p>
          </table:table-cell>
          <table:table-cell table:style-name="ce25" table:formula="of:=SUM([.QH7:.QH57])" office:value-type="float" office:value="8">
            <text:p>8,0</text:p>
          </table:table-cell>
          <table:table-cell table:style-name="ce25" table:formula="of:=SUM([.QI7:.QI57])" office:value-type="float" office:value="0">
            <text:p>0,0</text:p>
          </table:table-cell>
          <table:table-cell table:style-name="ce25" table:formula="of:=SUM([.QJ7:.QJ57])" office:value-type="float" office:value="0">
            <text:p>0,0</text:p>
          </table:table-cell>
          <table:table-cell table:style-name="ce25" table:formula="of:=SUM([.QK7:.QK57])" office:value-type="float" office:value="5.5">
            <text:p>5,5</text:p>
          </table:table-cell>
          <table:table-cell table:style-name="ce25" table:formula="of:=SUM([.QL7:.QL57])" office:value-type="float" office:value="7.5">
            <text:p>7,5</text:p>
          </table:table-cell>
          <table:table-cell table:style-name="ce25" table:formula="of:=SUM([.QM7:.QM57])" office:value-type="float" office:value="4">
            <text:p>4,0</text:p>
          </table:table-cell>
          <table:table-cell table:style-name="ce25" table:formula="of:=SUM([.QN7:.QN57])" office:value-type="float" office:value="10">
            <text:p>10,0</text:p>
          </table:table-cell>
          <table:table-cell table:style-name="ce25" table:formula="of:=SUM([.QO7:.QO57])" office:value-type="float" office:value="9">
            <text:p>9,0</text:p>
          </table:table-cell>
          <table:table-cell table:style-name="ce25" table:formula="of:=SUM([.QP7:.QP57])" office:value-type="float" office:value="0">
            <text:p>0,0</text:p>
          </table:table-cell>
          <table:table-cell table:style-name="ce25" table:formula="of:=SUM([.QQ7:.QQ57])" office:value-type="float" office:value="0">
            <text:p>0,0</text:p>
          </table:table-cell>
          <table:table-cell table:style-name="ce25" table:formula="of:=SUM([.QR7:.QR57])" office:value-type="float" office:value="5">
            <text:p>5,0</text:p>
          </table:table-cell>
          <table:table-cell table:style-name="ce25" table:formula="of:=SUM([.QS7:.QS57])" office:value-type="float" office:value="11">
            <text:p>11,0</text:p>
          </table:table-cell>
          <table:table-cell table:style-name="ce25" table:formula="of:=SUM([.QT7:.QT57])" office:value-type="float" office:value="10.5">
            <text:p>10,5</text:p>
          </table:table-cell>
          <table:table-cell table:style-name="ce25" table:formula="of:=SUM([.QU7:.QU57])" office:value-type="float" office:value="8">
            <text:p>8,0</text:p>
          </table:table-cell>
          <table:table-cell table:style-name="ce25" table:formula="of:=SUM([.QV7:.QV57])" office:value-type="float" office:value="10">
            <text:p>10,0</text:p>
          </table:table-cell>
          <table:table-cell table:style-name="ce25" table:formula="of:=SUM([.QW7:.QW57])" office:value-type="float" office:value="0">
            <text:p>0,0</text:p>
          </table:table-cell>
          <table:table-cell table:style-name="ce25" table:formula="of:=SUM([.QX7:.QX57])" office:value-type="float" office:value="0">
            <text:p>0,0</text:p>
          </table:table-cell>
          <table:table-cell table:style-name="ce25" table:formula="of:=SUM([.QY7:.QY57])" office:value-type="float" office:value="0">
            <text:p>0,0</text:p>
          </table:table-cell>
          <table:table-cell table:style-name="ce25" table:formula="of:=SUM([.QZ7:.QZ57])" office:value-type="float" office:value="9.5">
            <text:p>9,5</text:p>
          </table:table-cell>
          <table:table-cell table:style-name="ce25" table:formula="of:=SUM([.RA7:.RA57])" office:value-type="float" office:value="4.5">
            <text:p>4,5</text:p>
          </table:table-cell>
          <table:table-cell table:style-name="ce25" table:formula="of:=SUM([.RB7:.RB57])" office:value-type="float" office:value="9">
            <text:p>9,0</text:p>
          </table:table-cell>
          <table:table-cell table:style-name="ce25" table:formula="of:=SUM([.RC7:.RC57])" office:value-type="float" office:value="7">
            <text:p>7,0</text:p>
          </table:table-cell>
          <table:table-cell table:style-name="ce25" table:formula="of:=SUM([.RD7:.RD57])" office:value-type="float" office:value="0">
            <text:p>0,0</text:p>
          </table:table-cell>
          <table:table-cell table:style-name="ce25" table:formula="of:=SUM([.RE7:.RE57])" office:value-type="float" office:value="0">
            <text:p>0,0</text:p>
          </table:table-cell>
          <table:table-cell table:style-name="ce25" table:formula="of:=SUM([.RF7:.RF57])" office:value-type="float" office:value="6">
            <text:p>6,0</text:p>
          </table:table-cell>
          <table:table-cell table:style-name="ce25" table:formula="of:=SUM([.RG7:.RG57])" office:value-type="float" office:value="6.5">
            <text:p>6,5</text:p>
          </table:table-cell>
          <table:table-cell table:style-name="ce25" table:formula="of:=SUM([.RH7:.RH57])" office:value-type="float" office:value="5.5">
            <text:p>5,5</text:p>
          </table:table-cell>
          <table:table-cell table:style-name="ce25" table:formula="of:=SUM([.RI7:.RI57])" office:value-type="float" office:value="9">
            <text:p>9,0</text:p>
          </table:table-cell>
          <table:table-cell table:style-name="ce25" table:formula="of:=SUM([.RJ7:.RJ57])" office:value-type="float" office:value="8">
            <text:p>8,0</text:p>
          </table:table-cell>
          <table:table-cell table:style-name="ce25" table:formula="of:=SUM([.RK7:.RK57])" office:value-type="float" office:value="1.5">
            <text:p>1,5</text:p>
          </table:table-cell>
          <table:table-cell table:style-name="ce25" table:formula="of:=SUM([.RL7:.RL57])" office:value-type="float" office:value="3.5">
            <text:p>3,5</text:p>
          </table:table-cell>
          <table:table-cell table:style-name="ce25" table:formula="of:=SUM([.RM7:.RM57])" office:value-type="float" office:value="8.5">
            <text:p>8,5</text:p>
          </table:table-cell>
          <table:table-cell table:style-name="ce25" table:formula="of:=SUM([.RN7:.RN57])" office:value-type="float" office:value="5.5">
            <text:p>5,5</text:p>
          </table:table-cell>
          <table:table-cell table:style-name="ce25" table:formula="of:=SUM([.RO7:.RO57])" office:value-type="float" office:value="7">
            <text:p>7,0</text:p>
          </table:table-cell>
          <table:table-cell table:style-name="ce25" table:formula="of:=SUM([.RP7:.RP57])" office:value-type="float" office:value="7.5">
            <text:p>7,5</text:p>
          </table:table-cell>
          <table:table-cell table:style-name="ce25" table:formula="of:=SUM([.RQ7:.RQ57])" office:value-type="float" office:value="8">
            <text:p>8,0</text:p>
          </table:table-cell>
          <table:table-cell table:style-name="ce25" table:formula="of:=SUM([.RR7:.RR57])" office:value-type="float" office:value="0">
            <text:p>0,0</text:p>
          </table:table-cell>
          <table:table-cell table:style-name="ce25" table:formula="of:=SUM([.RS7:.RS57])" office:value-type="float" office:value="4.5">
            <text:p>4,5</text:p>
          </table:table-cell>
          <table:table-cell table:style-name="ce25" table:formula="of:=SUM([.RT7:.RT57])" office:value-type="float" office:value="6.5">
            <text:p>6,5</text:p>
          </table:table-cell>
          <table:table-cell table:style-name="ce25" table:formula="of:=SUM([.RU7:.RU57])" office:value-type="float" office:value="0">
            <text:p>0,0</text:p>
          </table:table-cell>
          <table:table-cell table:style-name="ce25" table:formula="of:=SUM([.RV7:.RV57])" office:value-type="float" office:value="8">
            <text:p>8,0</text:p>
          </table:table-cell>
          <table:table-cell table:style-name="ce25" table:formula="of:=SUM([.RW7:.RW57])" office:value-type="float" office:value="7">
            <text:p>7,0</text:p>
          </table:table-cell>
          <table:table-cell table:style-name="ce25" table:formula="of:=SUM([.RX7:.RX57])" office:value-type="float" office:value="2">
            <text:p>2,0</text:p>
          </table:table-cell>
          <table:table-cell table:style-name="ce25" table:formula="of:=SUM([.RY7:.RY57])" office:value-type="float" office:value="0">
            <text:p>0,0</text:p>
          </table:table-cell>
          <table:table-cell table:style-name="ce25" table:formula="of:=SUM([.RZ7:.RZ57])" office:value-type="float" office:value="0">
            <text:p>0,0</text:p>
          </table:table-cell>
          <table:table-cell table:style-name="ce25" table:formula="of:=SUM([.SA7:.SA57])" office:value-type="float" office:value="1.5">
            <text:p>1,5</text:p>
          </table:table-cell>
          <table:table-cell table:style-name="ce25" table:formula="of:=SUM([.SB7:.SB57])" office:value-type="float" office:value="6">
            <text:p>6,0</text:p>
          </table:table-cell>
          <table:table-cell table:style-name="ce25" table:formula="of:=SUM([.SC7:.SC57])" office:value-type="float" office:value="7.5">
            <text:p>7,5</text:p>
          </table:table-cell>
          <table:table-cell table:style-name="ce25" table:formula="of:=SUM([.SD7:.SD57])" office:value-type="float" office:value="9.5">
            <text:p>9,5</text:p>
          </table:table-cell>
          <table:table-cell table:style-name="ce25" table:formula="of:=SUM([.SE7:.SE57])" office:value-type="float" office:value="0">
            <text:p>0,0</text:p>
          </table:table-cell>
          <table:table-cell table:style-name="ce25" table:formula="of:=SUM([.SF7:.SF57])" office:value-type="float" office:value="3">
            <text:p>3,0</text:p>
          </table:table-cell>
          <table:table-cell table:style-name="ce25" table:formula="of:=SUM([.SG7:.SG57])" office:value-type="float" office:value="0">
            <text:p>0,0</text:p>
          </table:table-cell>
          <table:table-cell table:style-name="ce25" table:formula="of:=SUM([.SH7:.SH57])" office:value-type="float" office:value="1.5">
            <text:p>1,5</text:p>
          </table:table-cell>
          <table:table-cell table:style-name="ce25" table:formula="of:=SUM([.SI7:.SI57])" office:value-type="float" office:value="7.5">
            <text:p>7,5</text:p>
          </table:table-cell>
          <table:table-cell table:style-name="ce25" table:formula="of:=SUM([.SJ7:.SJ57])" office:value-type="float" office:value="9.5">
            <text:p>9,5</text:p>
          </table:table-cell>
          <table:table-cell table:style-name="ce25" table:formula="of:=SUM([.SK7:.SK57])" office:value-type="float" office:value="10">
            <text:p>10,0</text:p>
          </table:table-cell>
          <table:table-cell table:style-name="ce25" table:formula="of:=SUM([.SL7:.SL57])" office:value-type="float" office:value="9">
            <text:p>9,0</text:p>
          </table:table-cell>
          <table:table-cell table:style-name="ce25" table:formula="of:=SUM([.SM7:.SM57])" office:value-type="float" office:value="0">
            <text:p>0,0</text:p>
          </table:table-cell>
          <table:table-cell table:style-name="ce25" table:formula="of:=SUM([.SN7:.SN57])" office:value-type="float" office:value="1.5">
            <text:p>1,5</text:p>
          </table:table-cell>
          <table:table-cell table:style-name="ce25" table:formula="of:=SUM([.SO7:.SO57])" office:value-type="float" office:value="2">
            <text:p>2,0</text:p>
          </table:table-cell>
          <table:table-cell table:style-name="ce25" table:formula="of:=SUM([.SP7:.SP57])" office:value-type="float" office:value="7">
            <text:p>7,0</text:p>
          </table:table-cell>
          <table:table-cell table:style-name="ce25" table:formula="of:=SUM([.SQ7:.SQ57])" office:value-type="float" office:value="10">
            <text:p>10,0</text:p>
          </table:table-cell>
          <table:table-cell table:style-name="ce25" table:formula="of:=SUM([.SR7:.SR57])" office:value-type="float" office:value="9.5">
            <text:p>9,5</text:p>
          </table:table-cell>
          <table:table-cell table:style-name="ce25" table:formula="of:=SUM([.SS7:.SS57])" office:value-type="float" office:value="0">
            <text:p>0,0</text:p>
          </table:table-cell>
          <table:table-cell table:style-name="ce25" table:formula="of:=SUM([.ST7:.ST57])" office:value-type="float" office:value="0">
            <text:p>0,0</text:p>
          </table:table-cell>
          <table:table-cell table:style-name="ce25" table:formula="of:=SUM([.SU7:.SU57])" office:value-type="float" office:value="0">
            <text:p>0,0</text:p>
          </table:table-cell>
          <table:table-cell table:style-name="ce25" table:formula="of:=SUM([.SV7:.SV57])" office:value-type="float" office:value="11">
            <text:p>11,0</text:p>
          </table:table-cell>
          <table:table-cell table:style-name="ce25" table:formula="of:=SUM([.SW7:.SW57])" office:value-type="float" office:value="11">
            <text:p>11,0</text:p>
          </table:table-cell>
          <table:table-cell table:style-name="ce25" table:formula="of:=SUM([.SX7:.SX57])" office:value-type="float" office:value="8.5">
            <text:p>8,5</text:p>
          </table:table-cell>
          <table:table-cell table:style-name="ce25" table:formula="of:=SUM([.SY7:.SY57])" office:value-type="float" office:value="8.5">
            <text:p>8,5</text:p>
          </table:table-cell>
          <table:table-cell table:style-name="ce25" table:formula="of:=SUM([.SZ7:.SZ57])" office:value-type="float" office:value="5.5">
            <text:p>5,5</text:p>
          </table:table-cell>
          <table:table-cell table:style-name="ce25" table:formula="of:=SUM([.TA7:.TA57])" office:value-type="float" office:value="2">
            <text:p>2,0</text:p>
          </table:table-cell>
          <table:table-cell table:style-name="ce25" table:formula="of:=SUM([.TB7:.TB57])" office:value-type="float" office:value="0">
            <text:p>0,0</text:p>
          </table:table-cell>
          <table:table-cell table:style-name="ce25" table:formula="of:=SUM([.TC7:.TC57])" office:value-type="float" office:value="7">
            <text:p>7,0</text:p>
          </table:table-cell>
          <table:table-cell table:style-name="ce25" table:formula="of:=SUM([.TD7:.TD57])" office:value-type="float" office:value="8">
            <text:p>8,0</text:p>
          </table:table-cell>
          <table:table-cell table:style-name="ce25" table:formula="of:=SUM([.TE7:.TE57])" office:value-type="float" office:value="9">
            <text:p>9,0</text:p>
          </table:table-cell>
          <table:table-cell table:style-name="ce25" table:formula="of:=SUM([.TF7:.TF57])" office:value-type="float" office:value="8.5">
            <text:p>8,5</text:p>
          </table:table-cell>
          <table:table-cell table:style-name="ce25" table:formula="of:=SUM([.TG7:.TG57])" office:value-type="float" office:value="0">
            <text:p>0,0</text:p>
          </table:table-cell>
          <table:table-cell table:style-name="ce25" table:formula="of:=SUM([.TH7:.TH57])" office:value-type="float" office:value="0">
            <text:p>0,0</text:p>
          </table:table-cell>
          <table:table-cell table:style-name="ce25" table:formula="of:=SUM([.TI7:.TI57])" office:value-type="float" office:value="0">
            <text:p>0,0</text:p>
          </table:table-cell>
          <table:table-cell table:style-name="ce25" table:formula="of:=SUM([.TJ7:.TJ57])" office:value-type="float" office:value="7">
            <text:p>7,0</text:p>
          </table:table-cell>
          <table:table-cell table:style-name="ce25" table:formula="of:=SUM([.TK7:.TK57])" office:value-type="float" office:value="0">
            <text:p>0,0</text:p>
          </table:table-cell>
          <table:table-cell table:style-name="ce25" table:formula="of:=SUM([.TL7:.TL57])" office:value-type="float" office:value="7">
            <text:p>7,0</text:p>
          </table:table-cell>
          <table:table-cell table:style-name="ce25" table:formula="of:=SUM([.TM7:.TM57])" office:value-type="float" office:value="9.5">
            <text:p>9,5</text:p>
          </table:table-cell>
          <table:table-cell table:style-name="ce25" table:formula="of:=SUM([.TN7:.TN57])" office:value-type="float" office:value="9.5">
            <text:p>9,5</text:p>
          </table:table-cell>
          <table:table-cell table:style-name="ce25" table:formula="of:=SUM([.TO7:.TO57])" office:value-type="float" office:value="1">
            <text:p>1,0</text:p>
          </table:table-cell>
          <table:table-cell table:style-name="ce25" table:formula="of:=SUM([.TP7:.TP57])" office:value-type="float" office:value="0">
            <text:p>0,0</text:p>
          </table:table-cell>
          <table:table-cell table:style-name="ce25" table:formula="of:=SUM([.TQ7:.TQ57])" office:value-type="float" office:value="7.5">
            <text:p>7,5</text:p>
          </table:table-cell>
          <table:table-cell table:style-name="ce25" table:formula="of:=SUM([.TR7:.TR57])" office:value-type="float" office:value="9.5">
            <text:p>9,5</text:p>
          </table:table-cell>
          <table:table-cell table:style-name="ce25" table:formula="of:=SUM([.TS7:.TS57])" office:value-type="float" office:value="8">
            <text:p>8,0</text:p>
          </table:table-cell>
          <table:table-cell table:style-name="ce25" table:formula="of:=SUM([.TT7:.TT57])" office:value-type="float" office:value="8">
            <text:p>8,0</text:p>
          </table:table-cell>
          <table:table-cell table:style-name="ce25" table:formula="of:=SUM([.TU7:.TU57])" office:value-type="float" office:value="8">
            <text:p>8,0</text:p>
          </table:table-cell>
          <table:table-cell table:style-name="ce25" table:formula="of:=SUM([.TV7:.TV57])" office:value-type="float" office:value="0">
            <text:p>0,0</text:p>
          </table:table-cell>
          <table:table-cell table:style-name="ce25" table:formula="of:=SUM([.TW7:.TW57])" office:value-type="float" office:value="0">
            <text:p>0,0</text:p>
          </table:table-cell>
          <table:table-cell table:style-name="ce25" table:formula="of:=SUM([.TX7:.TX57])" office:value-type="float" office:value="0">
            <text:p>0,0</text:p>
          </table:table-cell>
          <table:table-cell table:style-name="ce25" table:formula="of:=SUM([.TY7:.TY57])" office:value-type="float" office:value="7">
            <text:p>7,0</text:p>
          </table:table-cell>
          <table:table-cell table:style-name="ce25" table:formula="of:=SUM([.TZ7:.TZ57])" office:value-type="float" office:value="8">
            <text:p>8,0</text:p>
          </table:table-cell>
          <table:table-cell table:style-name="ce25" table:formula="of:=SUM([.UA7:.UA57])" office:value-type="float" office:value="8">
            <text:p>8,0</text:p>
          </table:table-cell>
          <table:table-cell table:style-name="ce25" table:formula="of:=SUM([.UB7:.UB57])" office:value-type="float" office:value="8">
            <text:p>8,0</text:p>
          </table:table-cell>
          <table:table-cell table:style-name="ce25" table:formula="of:=SUM([.UC7:.UC57])" office:value-type="float" office:value="0">
            <text:p>0,0</text:p>
          </table:table-cell>
          <table:table-cell table:style-name="ce25" table:formula="of:=SUM([.UD7:.UD57])" office:value-type="float" office:value="0">
            <text:p>0,0</text:p>
          </table:table-cell>
          <table:table-cell table:style-name="ce25" table:formula="of:=SUM([.UE7:.UE57])" office:value-type="float" office:value="5">
            <text:p>5,0</text:p>
          </table:table-cell>
          <table:table-cell table:style-name="ce25" table:formula="of:=SUM([.UF7:.UF57])" office:value-type="float" office:value="8">
            <text:p>8,0</text:p>
          </table:table-cell>
          <table:table-cell table:style-name="ce25" table:formula="of:=SUM([.UG7:.UG57])" office:value-type="float" office:value="7">
            <text:p>7,0</text:p>
          </table:table-cell>
          <table:table-cell table:style-name="ce25" table:formula="of:=SUM([.UH7:.UH57])" office:value-type="float" office:value="8">
            <text:p>8,0</text:p>
          </table:table-cell>
          <table:table-cell table:style-name="ce25" table:formula="of:=SUM([.UI7:.UI57])" office:value-type="float" office:value="8">
            <text:p>8,0</text:p>
          </table:table-cell>
          <table:table-cell table:style-name="ce25" table:formula="of:=SUM([.UJ7:.UJ57])" office:value-type="float" office:value="0">
            <text:p>0,0</text:p>
          </table:table-cell>
          <table:table-cell table:style-name="ce25" table:formula="of:=SUM([.UK7:.UK57])" office:value-type="float" office:value="0">
            <text:p>0,0</text:p>
          </table:table-cell>
          <table:table-cell table:style-name="ce25" table:formula="of:=SUM([.UL7:.UL57])" office:value-type="float" office:value="8">
            <text:p>8,0</text:p>
          </table:table-cell>
          <table:table-cell table:style-name="ce25" table:formula="of:=SUM([.UM7:.UM57])" office:value-type="float" office:value="0">
            <text:p>0,0</text:p>
          </table:table-cell>
          <table:table-cell table:style-name="ce25" table:formula="of:=SUM([.UN7:.UN57])" office:value-type="float" office:value="9">
            <text:p>9,0</text:p>
          </table:table-cell>
          <table:table-cell table:style-name="ce25" table:formula="of:=SUM([.UO7:.UO57])" office:value-type="float" office:value="8">
            <text:p>8,0</text:p>
          </table:table-cell>
          <table:table-cell table:style-name="ce25" table:formula="of:=SUM([.UP7:.UP57])" office:value-type="float" office:value="7.5">
            <text:p>7,5</text:p>
          </table:table-cell>
          <table:table-cell table:style-name="ce25" table:formula="of:=SUM([.UQ7:.UQ57])" office:value-type="float" office:value="0">
            <text:p>0,0</text:p>
          </table:table-cell>
          <table:table-cell table:style-name="ce25" table:formula="of:=SUM([.UR7:.UR57])" office:value-type="float" office:value="0">
            <text:p>0,0</text:p>
          </table:table-cell>
          <table:table-cell table:style-name="ce25" table:formula="of:=SUM([.US7:.US57])" office:value-type="float" office:value="2">
            <text:p>2,0</text:p>
          </table:table-cell>
          <table:table-cell table:style-name="ce25" table:formula="of:=SUM([.UT7:.UT57])" office:value-type="float" office:value="7.5">
            <text:p>7,5</text:p>
          </table:table-cell>
          <table:table-cell table:style-name="ce25" table:formula="of:=SUM([.UU7:.UU57])" office:value-type="float" office:value="8">
            <text:p>8,0</text:p>
          </table:table-cell>
          <table:table-cell table:style-name="ce25" table:formula="of:=SUM([.UV7:.UV57])" office:value-type="float" office:value="8">
            <text:p>8,0</text:p>
          </table:table-cell>
          <table:table-cell table:style-name="ce25" table:formula="of:=SUM([.UW7:.UW57])" office:value-type="float" office:value="8.5">
            <text:p>8,5</text:p>
          </table:table-cell>
          <table:table-cell table:style-name="ce25" table:formula="of:=SUM([.UX7:.UX57])" office:value-type="float" office:value="0">
            <text:p>0,0</text:p>
          </table:table-cell>
          <table:table-cell table:style-name="ce25" table:formula="of:=SUM([.UY7:.UY57])" office:value-type="float" office:value="0">
            <text:p>0,0</text:p>
          </table:table-cell>
          <table:table-cell table:style-name="ce25" table:formula="of:=SUM([.UZ7:.UZ57])" office:value-type="float" office:value="7">
            <text:p>7,0</text:p>
          </table:table-cell>
          <table:table-cell table:style-name="ce25" table:formula="of:=SUM([.VA7:.VA57])" office:value-type="float" office:value="0">
            <text:p>0,0</text:p>
          </table:table-cell>
          <table:table-cell table:style-name="ce25" table:formula="of:=SUM([.VB7:.VB57])" office:value-type="float" office:value="5">
            <text:p>5,0</text:p>
          </table:table-cell>
          <table:table-cell table:style-name="ce25" table:formula="of:=SUM([.VC7:.VC57])" office:value-type="float" office:value="4">
            <text:p>4,0</text:p>
          </table:table-cell>
          <table:table-cell table:style-name="ce25" table:formula="of:=SUM([.VD7:.VD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31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74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VD8])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VD9])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VD10])" office:value-type="float" office:value="9">
            <text:p>9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VD11])" office:value-type="float" office:value="15.5">
            <text:p>15,5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61.51cm" svg:y="8.118cm" draw:caption-point-x="-0.61cm" draw:caption-point-y="-3.43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VD12])" office:value-type="float" office:value="28.75">
            <text:p>28,8</text:p>
          </table:table-cell>
          <table:table-cell table:style-name="ce25" table:number-columns-repeated="27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VD13])" office:value-type="float" office:value="10.75">
            <text:p>10,8</text:p>
          </table:table-cell>
          <table:table-cell table:style-name="ce25" table:number-columns-repeated="66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VD14])" office:value-type="float" office:value="16.25">
            <text:p>16,3</text:p>
          </table:table-cell>
          <table:table-cell table:style-name="ce25" table:number-columns-repeated="67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VD15])" office:value-type="float" office:value="98.25">
            <text:p>98,3</text:p>
          </table:table-cell>
          <table:table-cell table:style-name="ce25" table:number-columns-repeated="66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VD16])" office:value-type="float" office:value="103.5">
            <text:p>103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44.087cm" svg:y="6.376cm" draw:caption-point-x="-0.61cm" draw:caption-point-y="1.49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14.089cm" svg:y="6.395cm" draw:caption-point-x="-0.61cm" draw:caption-point-y="1.47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42.614cm" svg:y="9.097cm" draw:caption-point-x="-0.421cm" draw:caption-point-y="-1.22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18.549cm" svg:y="8.945cm" draw:caption-point-x="0.42cm" draw:caption-point-y="-1.07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VD17])" office:value-type="float" office:value="9">
            <text:p>9,0</text:p>
          </table:table-cell>
          <table:table-cell table:style-name="ce25" table:number-columns-repeated="23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91.508cm" svg:y="7.028cm" draw:caption-point-x="-0.61cm" draw:caption-point-y="1.48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VD18])" office:value-type="float" office:value="66.5">
            <text:p>66,5</text:p>
          </table:table-cell>
          <table:table-cell table:style-name="ce25" table:number-columns-repeated="102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03.653cm" svg:y="9.343cm" draw:caption-point-x="-0.491cm" draw:caption-point-y="-0.19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88.741cm" svg:y="10.954cm" draw:caption-point-x="-0.412cm" draw:caption-point-y="-1.80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VD19])" office:value-type="float" office:value="1.5">
            <text:p>1,5</text:p>
          </table:table-cell>
          <table:table-cell table:style-name="ce25" table:number-columns-repeated="102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VD20])" office:value-type="float" office:value="11.5">
            <text:p>11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06.528cm" svg:y="11.527cm" draw:caption-point-x="-0.134cm" draw:caption-point-y="-1.10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VD21])" office:value-type="float" office:value="6.5">
            <text:p>6,5</text:p>
          </table:table-cell>
          <table:table-cell table:style-name="ce25" table:number-columns-repeated="240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VD22])" office:value-type="float" office:value="0.5">
            <text:p>0,5</text:p>
          </table:table-cell>
          <table:table-cell table:style-name="ce25" table:number-columns-repeated="252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VD23])" office:value-type="float" office:value="2.5">
            <text:p>2,5</text:p>
          </table:table-cell>
          <table:table-cell table:style-name="ce25" table:number-columns-repeated="24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VD24])" office:value-type="float" office:value="6">
            <text:p>6,0</text:p>
          </table:table-cell>
          <table:table-cell table:style-name="ce25" table:number-columns-repeated="228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VD25])" office:value-type="float" office:value="35">
            <text:p>35,0</text:p>
          </table:table-cell>
          <table:table-cell table:style-name="ce25" table:number-columns-repeated="115"/>
          <table:table-cell table:style-name="ce25" office:value-type="float" office:value="0.5">
            <office:annotation office:display="true" draw:style-name="gr1" draw:text-style-name="P2" svg:width="2.899cm" svg:height="0.991cm" svg:x="267.642cm" svg:y="12.174cm" draw:caption-point-x="-0.61cm" draw:caption-point-y="1.43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85.707cm" svg:y="12.18cm" draw:caption-point-x="-0.61cm" draw:caption-point-y="1.43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92.482cm" svg:y="12.184cm" draw:caption-point-x="-0.61cm" draw:caption-point-y="1.42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32.336cm" svg:y="11.881cm" draw:caption-point-x="0.182cm" draw:caption-point-y="1.73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35.386cm" svg:y="12.199cm" draw:caption-point-x="-0.61cm" draw:caption-point-y="1.41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06.101cm" svg:y="12.225cm" draw:caption-point-x="0.935cm" draw:caption-point-y="1.38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12.162cm" svg:y="12.227cm" draw:caption-point-x="-0.61cm" draw:caption-point-y="1.38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32.486cm" svg:y="12.233cm" draw:caption-point-x="-0.61cm" draw:caption-point-y="1.3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41.438cm" svg:y="14.294cm" draw:caption-point-x="-0.53cm" draw:caption-point-y="-0.68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59.178cm" svg:y="12.457cm" draw:caption-point-x="1.411cm" draw:caption-point-y="1.15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32.241cm" svg:y="15.371cm" draw:caption-point-x="0.608cm" draw:caption-point-y="-1.75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VD26])" office:value-type="float" office:value="12.5">
            <text:p>12,5</text:p>
          </table:table-cell>
          <table:table-cell table:style-name="ce25" table:number-columns-repeated="26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VD27])" office:value-type="float" office:value="127.5">
            <text:p>127,5</text:p>
          </table:table-cell>
          <table:table-cell table:style-name="ce25" table:number-columns-repeated="220"/>
          <table:table-cell table:style-name="ce25" office:value-type="float" office:value="2">
            <office:annotation office:display="true" draw:style-name="gr2" draw:text-style-name="P2" svg:width="2.899cm" svg:height="0.669cm" svg:x="504.746cm" svg:y="13.539cm" draw:caption-point-x="-0.61cm" draw:caption-point-y="1.3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83.572cm" svg:y="15.901cm" draw:caption-point-x="-0.402cm" draw:caption-point-y="-1.01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VD28])" office:value-type="float" office:value="59">
            <text:p>59,0</text:p>
          </table:table-cell>
          <table:table-cell table:style-name="ce25" table:number-columns-repeated="109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VD29])" office:value-type="float" office:value="16">
            <text:p>16,0</text:p>
          </table:table-cell>
          <table:table-cell table:style-name="ce25" table:number-columns-repeated="303"/>
          <table:table-cell table:style-name="ce25" office:value-type="float" office:value="2">
            <office:annotation office:display="true" draw:style-name="gr2" draw:text-style-name="P2" svg:width="2.899cm" svg:height="0.669cm" svg:x="690.451cm" svg:y="17.211cm" draw:caption-point-x="1.109cm" draw:caption-point-y="-1.04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32.514cm" svg:y="17.026cm" draw:caption-point-x="-0.307cm" draw:caption-point-y="-0.86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64.758cm" svg:y="17.681cm" draw:caption-point-x="1.321cm" draw:caption-point-y="-1.51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VD30])" office:value-type="float" office:value="41">
            <text:p>41,0</text:p>
          </table:table-cell>
          <table:table-cell table:style-name="ce25" table:number-columns-repeated="16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14.421cm" svg:y="15.417cm" draw:caption-point-x="-0.61cm" draw:caption-point-y="1.38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25.711cm" svg:y="15.42cm" draw:caption-point-x="-0.61cm" draw:caption-point-y="1.38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78.387cm" svg:y="17.51cm" draw:caption-point-x="1.883cm" draw:caption-point-y="-0.70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98.676cm" svg:y="16.584cm" draw:caption-point-x="-0.341cm" draw:caption-point-y="0.21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07.304cm" svg:y="17.687cm" draw:caption-point-x="2.322cm" draw:caption-point-y="-0.88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2.056cm" svg:y="17.987cm" draw:caption-point-x="-0.172cm" draw:caption-point-y="-1.18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02.314cm" svg:y="17.553cm" draw:caption-point-x="-0.105cm" draw:caption-point-y="-0.75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VD31])" office:value-type="float" office:value="1">
            <text:p>1,0</text:p>
          </table:table-cell>
          <table:table-cell table:style-name="ce25" table:number-columns-repeated="352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VD32])" office:value-type="float" office:value="170.5">
            <text:p>17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79.638cm" svg:y="16.64cm" draw:caption-point-x="2.559cm" draw:caption-point-y="1.43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89.581cm" svg:y="16.681cm" draw:caption-point-x="-0.61cm" draw:caption-point-y="1.39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16.679cm" svg:y="16.694cm" draw:caption-point-x="-0.61cm" draw:caption-point-y="1.38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13.778cm" svg:y="16.732cm" draw:caption-point-x="-0.61cm" draw:caption-point-y="1.34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38.202cm" svg:y="17.003cm" draw:caption-point-x="-0.194cm" draw:caption-point-y="1.07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VD33])" office:value-type="float" office:value="16.5">
            <text:p>16,5</text:p>
          </table:table-cell>
          <table:table-cell table:style-name="ce25" table:number-columns-repeated="95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VD34])" office:value-type="float" office:value="225.5">
            <text:p>225,5</text:p>
          </table:table-cell>
          <table:table-cell table:style-name="ce25" table:number-columns-repeated="214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94.024cm" svg:y="20.401cm" draw:caption-point-x="-0.205cm" draw:caption-point-y="-1.04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00.934cm" svg:y="20.57cm" draw:caption-point-x="-0.341cm" draw:caption-point-y="-1.21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47.228cm" svg:y="20.687cm" draw:caption-point-x="0.786cm" draw:caption-point-y="-1.33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93.786cm" svg:y="18.103cm" draw:caption-point-x="-0.61cm" draw:caption-point-y="1.25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VD35])" office:value-type="float" office:value="277">
            <text:p>277,0</text:p>
          </table:table-cell>
          <table:table-cell table:style-name="ce25" table:number-columns-repeated="49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56.352cm" svg:y="18.55cm" draw:caption-point-x="-0.61cm" draw:caption-point-y="1.44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96.998cm" svg:y="18.564cm" draw:caption-point-x="-0.61cm" draw:caption-point-y="1.42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20.957cm" svg:y="20.746cm" draw:caption-point-x="-0.372cm" draw:caption-point-y="-0.75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32.486cm" svg:y="18.612cm" draw:caption-point-x="-0.61cm" draw:caption-point-y="1.3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04.112cm" svg:y="21.014cm" draw:caption-point-x="0.024cm" draw:caption-point-y="-1.02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54.425cm" svg:y="19.124cm" draw:caption-point-x="-0.61cm" draw:caption-point-y="0.86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62.208cm" svg:y="21.029cm" draw:caption-point-x="-0.003cm" draw:caption-point-y="-1.03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23.481cm" svg:y="21.114cm" draw:caption-point-x="-0.307cm" draw:caption-point-y="-1.12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90.416cm" svg:y="21.172cm" draw:caption-point-x="0.502cm" draw:caption-point-y="-1.1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47.386cm" svg:y="21.672cm" draw:caption-point-x="-0.657cm" draw:caption-point-y="-1.6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52.019cm" svg:y="21.158cm" draw:caption-point-x="1.484cm" draw:caption-point-y="-1.16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VD36])" office:value-type="float" office:value="56.5">
            <text:p>56,5</text:p>
          </table:table-cell>
          <table:table-cell table:style-name="ce25" table:number-columns-repeated="125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54.217cm" svg:y="21.512cm" draw:caption-point-x="-0.402cm" draw:caption-point-y="-0.88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01.876cm" svg:y="21.915cm" draw:caption-point-x="0.333cm" draw:caption-point-y="-1.28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16.233cm" svg:y="21.758cm" draw:caption-point-x="1.783cm" draw:caption-point-y="-1.12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20.379cm" svg:y="22.258cm" draw:caption-point-x="-0.105cm" draw:caption-point-y="-1.62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56.747cm" svg:y="21.191cm" draw:caption-point-x="-0.343cm" draw:caption-point-y="-0.56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45.41cm" svg:y="23.647cm" draw:caption-point-x="1.319cm" draw:caption-point-y="-3.01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58.653cm" svg:y="21.912cm" draw:caption-point-x="1.625cm" draw:caption-point-y="-1.28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14.142cm" svg:y="22.069cm" draw:caption-point-x="0.331cm" draw:caption-point-y="-1.43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VD37])" office:value-type="float" office:value="140.5">
            <text:p>140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62.152cm" svg:y="19.778cm" draw:caption-point-x="-0.61cm" draw:caption-point-y="1.49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15.925cm" svg:y="22.658cm" draw:caption-point-x="-0.187cm" draw:caption-point-y="-1.39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18.606cm" svg:y="19.792cm" draw:caption-point-x="-0.61cm" draw:caption-point-y="1.47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91.839cm" svg:y="19.873cm" draw:caption-point-x="-0.61cm" draw:caption-point-y="1.39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86.482cm" svg:y="22.242cm" draw:caption-point-x="-0.411cm" draw:caption-point-y="-0.97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12.425cm" svg:y="23.011cm" draw:caption-point-x="2.048cm" draw:caption-point-y="-1.74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28.021cm" svg:y="22.332cm" draw:caption-point-x="2.259cm" draw:caption-point-y="-1.06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VD38])" office:value-type="float" office:value="16.5">
            <text:p>16,5</text:p>
          </table:table-cell>
          <table:table-cell table:style-name="ce25" table:number-columns-repeated="177"/>
          <table:table-cell table:style-name="ce25" office:value-type="float" office:value="2">
            <office:annotation office:display="true" draw:style-name="gr2" draw:text-style-name="P2" svg:width="2.899cm" svg:height="0.669cm" svg:x="407.567cm" svg:y="22.575cm" draw:caption-point-x="-0.531cm" draw:caption-point-y="-0.6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VD39])" office:value-type="float" office:value="10">
            <text:p>10,0</text:p>
          </table:table-cell>
          <table:table-cell table:style-name="ce25" table:number-columns-repeated="48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VD40])" office:value-type="float" office:value="5">
            <text:p>5,0</text:p>
          </table:table-cell>
          <table:table-cell table:style-name="ce25" table:number-columns-repeated="437"/>
          <table:table-cell table:style-name="ce25" office:value-type="float" office:value="1.5">
            <office:annotation office:display="true" draw:style-name="gr1" draw:text-style-name="P2" svg:width="2.899cm" svg:height="0.991cm" svg:x="992.384cm" svg:y="24.333cm" draw:caption-point-x="1.766cm" draw:caption-point-y="-1.15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VD41])" office:value-type="float" office:value="13">
            <text:p>13,0</text:p>
          </table:table-cell>
          <table:table-cell table:style-name="ce25" table:number-columns-repeated="501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VD42])" office:value-type="float" office:value="52.5">
            <text:p>52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VD43])" office:value-type="float" office:value="5">
            <text:p>5,0</text:p>
          </table:table-cell>
          <table:table-cell table:style-name="ce25" table:number-columns-repeated="50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VD44])" office:value-type="float" office:value="44">
            <text:p>44,0</text:p>
          </table:table-cell>
          <table:table-cell table:style-name="ce25" table:number-columns-repeated="68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VD45])" office:value-type="float" office:value="37">
            <text:p>37,0</text:p>
          </table:table-cell>
          <table:table-cell table:style-name="ce25" table:number-columns-repeated="104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VD46])" office:value-type="float" office:value="153.5">
            <text:p>153,5</text:p>
          </table:table-cell>
          <table:table-cell table:style-name="ce25" table:number-columns-repeated="125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48.849cm" svg:y="26.727cm" draw:caption-point-x="0.781cm" draw:caption-point-y="0.96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52.498cm" svg:y="26.469cm" draw:caption-point-x="-0.61cm" draw:caption-point-y="1.22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92.902cm" svg:y="27.202cm" draw:caption-point-x="1.248cm" draw:caption-point-y="0.49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94.148cm" svg:y="28.986cm" draw:caption-point-x="2.26cm" draw:caption-point-y="-1.29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99.276cm" svg:y="26.501cm" draw:caption-point-x="-0.61cm" draw:caption-point-y="1.19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31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VD47])" office:value-type="float" office:value="99">
            <text:p>99,0</text:p>
          </table:table-cell>
          <table:table-cell table:style-name="ce26" table:number-columns-repeated="311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59.914cm" svg:y="27.252cm" draw:caption-point-x="-0.61cm" draw:caption-point-y="1.26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11.851cm" svg:y="27.276cm" draw:caption-point-x="-0.61cm" draw:caption-point-y="1.23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65.404cm" svg:y="27.314cm" draw:caption-point-x="-0.61cm" draw:caption-point-y="1.20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81.046cm" svg:y="29.85cm" draw:caption-point-x="1.813cm" draw:caption-point-y="-1.33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13.178cm" svg:y="27.231cm" draw:caption-point-x="1.295cm" draw:caption-point-y="1.28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44.274cm" svg:y="29.632cm" draw:caption-point-x="1.813cm" draw:caption-point-y="-1.11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11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VD48])" office:value-type="float" office:value="4">
            <text:p>4,0</text:p>
          </table:table-cell>
          <table:table-cell table:style-name="ce25" table:number-columns-repeated="368"/>
          <table:table-cell table:style-name="ce25" office:value-type="float" office:value="1.5">
            <office:annotation office:display="true" draw:style-name="gr3" draw:text-style-name="P2" svg:width="2.899cm" svg:height="1.386cm" svg:x="838.949cm" svg:y="28.108cm" draw:caption-point-x="-0.61cm" draw:caption-point-y="1.22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3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VD49])" office:value-type="float" office:value="30">
            <text:p>30,0</text:p>
          </table:table-cell>
          <table:table-cell table:style-name="ce25" table:number-columns-repeated="360"/>
          <table:table-cell table:style-name="ce25" office:value-type="float" office:value="1">
            <office:annotation office:display="true" draw:style-name="gr1" draw:text-style-name="P2" svg:width="2.899cm" svg:height="0.991cm" svg:x="818.862cm" svg:y="28.821cm" draw:caption-point-x="1.412cm" draw:caption-point-y="1.33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23.142cm" svg:y="28.921cm" draw:caption-point-x="-0.61cm" draw:caption-point-y="1.23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40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VD50])" office:value-type="float" office:value="72.5">
            <text:p>72,5</text:p>
          </table:table-cell>
          <table:table-cell table:style-name="ce25" table:number-columns-repeated="10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47.981cm" svg:y="30.229cm" draw:caption-point-x="-0.61cm" draw:caption-point-y="1.22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45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VD51])" office:value-type="float" office:value="120">
            <text:p>120,0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37.313cm" svg:y="30.778cm" draw:caption-point-x="-0.61cm" draw:caption-point-y="1.49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64.411cm" svg:y="30.787cm" draw:caption-point-x="-0.61cm" draw:caption-point-y="1.49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93.766cm" svg:y="30.796cm" draw:caption-point-x="-0.61cm" draw:caption-point-y="1.48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90.223cm" svg:y="30.846cm" draw:caption-point-x="-0.61cm" draw:caption-point-y="1.43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30.87cm" svg:y="30.861cm" draw:caption-point-x="-0.61cm" draw:caption-point-y="1.41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51.193cm" svg:y="30.869cm" draw:caption-point-x="-0.61cm" draw:caption-point-y="1.40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94.097cm" svg:y="30.881cm" draw:caption-point-x="-0.61cm" draw:caption-point-y="1.39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00.872cm" svg:y="30.885cm" draw:caption-point-x="-0.61cm" draw:caption-point-y="1.39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09.904cm" svg:y="30.89cm" draw:caption-point-x="-0.61cm" draw:caption-point-y="1.38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39.26cm" svg:y="30.899cm" draw:caption-point-x="-0.61cm" draw:caption-point-y="1.37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84.423cm" svg:y="30.916cm" draw:caption-point-x="-0.61cm" draw:caption-point-y="1.36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07.004cm" svg:y="30.928cm" draw:caption-point-x="-0.61cm" draw:caption-point-y="1.34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72.49cm" svg:y="30.95cm" draw:caption-point-x="-0.61cm" draw:caption-point-y="1.32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32.984cm" svg:y="30.153cm" draw:caption-point-x="-0.135cm" draw:caption-point-y="2.12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60.557cm" svg:y="30.978cm" draw:caption-point-x="-0.61cm" draw:caption-point-y="1.29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98.945cm" svg:y="30.993cm" draw:caption-point-x="-0.61cm" draw:caption-point-y="1.28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17.01cm" svg:y="31cm" draw:caption-point-x="-0.61cm" draw:caption-point-y="1.27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23.784cm" svg:y="31.001cm" draw:caption-point-x="-0.61cm" draw:caption-point-y="1.27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32.817cm" svg:y="31.006cm" draw:caption-point-x="-0.61cm" draw:caption-point-y="1.27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39.793cm" svg:y="31.241cm" draw:caption-point-x="1.446cm" draw:caption-point-y="1.03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44.107cm" svg:y="31.008cm" draw:caption-point-x="-0.61cm" draw:caption-point-y="1.26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53.319cm" svg:y="33.583cm" draw:caption-point-x="1.469cm" draw:caption-point-y="-1.30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57.627cm" svg:y="31.1cm" draw:caption-point-x="1.677cm" draw:caption-point-y="1.17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62.172cm" svg:y="31.016cm" draw:caption-point-x="-0.61cm" draw:caption-point-y="1.26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80.238cm" svg:y="31.023cm" draw:caption-point-x="-0.61cm" draw:caption-point-y="1.25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88.157cm" svg:y="30.89cm" draw:caption-point-x="0.503cm" draw:caption-point-y="1.38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91.528cm" svg:y="31.026cm" draw:caption-point-x="-0.61cm" draw:caption-point-y="1.25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09.201cm" svg:y="31.07cm" draw:caption-point-x="-0.218cm" draw:caption-point-y="1.20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85.727cm" svg:y="31.081cm" draw:caption-point-x="-0.61cm" draw:caption-point-y="1.19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97.512cm" svg:y="31.693cm" draw:caption-point-x="1.154cm" draw:caption-point-y="0.58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44.862cm" svg:y="31.823cm" draw:caption-point-x="1.225cm" draw:caption-point-y="0.45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45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VD52])" office:value-type="float" office:value="238">
            <text:p>238,0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4.732cm" svg:y="31.592cm" draw:caption-point-x="-0.61cm" draw:caption-point-y="1.506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9.571cm" svg:y="31.6cm" draw:caption-point-x="-0.61cm" draw:caption-point-y="1.49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50.862cm" svg:y="31.604cm" draw:caption-point-x="-0.61cm" draw:caption-point-y="1.49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3.124cm" svg:y="31.636cm" draw:caption-point-x="-0.61cm" draw:caption-point-y="1.46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04.415cm" svg:y="31.639cm" draw:caption-point-x="-0.61cm" draw:caption-point-y="1.45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15.705cm" svg:y="31.644cm" draw:caption-point-x="-0.61cm" draw:caption-point-y="1.45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26.996cm" svg:y="31.649cm" draw:caption-point-x="-0.61cm" draw:caption-point-y="1.44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45.814cm" svg:y="34.518cm" draw:caption-point-x="0.895cm" draw:caption-point-y="-1.4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48.542cm" svg:y="32.189cm" draw:caption-point-x="0.425cm" draw:caption-point-y="0.90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51.6cm" svg:y="31.365cm" draw:caption-point-x="1.883cm" draw:caption-point-y="1.73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85.049cm" svg:y="31.667cm" draw:caption-point-x="2.306cm" draw:caption-point-y="1.43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01.514cm" svg:y="31.671cm" draw:caption-point-x="-0.61cm" draw:caption-point-y="1.42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15.063cm" svg:y="31.676cm" draw:caption-point-x="-0.61cm" draw:caption-point-y="1.42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46.677cm" svg:y="31.57cm" draw:caption-point-x="1.648cm" draw:caption-point-y="1.52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51.193cm" svg:y="31.69cm" draw:caption-point-x="-0.61cm" draw:caption-point-y="1.40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62.484cm" svg:y="31.693cm" draw:caption-point-x="-0.61cm" draw:caption-point-y="1.40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80.549cm" svg:y="31.699cm" draw:caption-point-x="-0.61cm" draw:caption-point-y="1.39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85.065cm" svg:y="31.701cm" draw:caption-point-x="-0.61cm" draw:caption-point-y="1.39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10.181cm" svg:y="31.95cm" draw:caption-point-x="1.371cm" draw:caption-point-y="1.14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14.421cm" svg:y="31.712cm" draw:caption-point-x="-0.61cm" draw:caption-point-y="1.38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19.016cm" svg:y="31.556cm" draw:caption-point-x="1.569cm" draw:caption-point-y="1.54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23.77cm" svg:y="31.479cm" draw:caption-point-x="1.331cm" draw:caption-point-y="1.61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27.969cm" svg:y="31.717cm" draw:caption-point-x="-0.61cm" draw:caption-point-y="1.38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32.486cm" svg:y="31.718cm" draw:caption-point-x="-0.61cm" draw:caption-point-y="1.3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55.067cm" svg:y="31.726cm" draw:caption-point-x="-0.61cm" draw:caption-point-y="1.37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61.841cm" svg:y="31.729cm" draw:caption-point-x="-0.61cm" draw:caption-point-y="1.36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70.874cm" svg:y="31.732cm" draw:caption-point-x="-0.61cm" draw:caption-point-y="1.36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01.458cm" svg:y="31.351cm" draw:caption-point-x="0.42cm" draw:caption-point-y="1.74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07.004cm" svg:y="31.75cm" draw:caption-point-x="-0.61cm" draw:caption-point-y="1.34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24.277cm" svg:y="31.796cm" draw:caption-point-x="0.182cm" draw:caption-point-y="1.30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31.843cm" svg:y="31.758cm" draw:caption-point-x="-0.61cm" draw:caption-point-y="1.3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40.876cm" svg:y="31.759cm" draw:caption-point-x="-0.61cm" draw:caption-point-y="1.33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10.472cm" svg:y="31.286cm" draw:caption-point-x="2.054cm" draw:caption-point-y="1.81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13.73cm" svg:y="32.191cm" draw:caption-point-x="1.054cm" draw:caption-point-y="0.90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17.652cm" svg:y="31.786cm" draw:caption-point-x="-0.61cm" draw:caption-point-y="1.31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22.168cm" svg:y="31.787cm" draw:caption-point-x="-0.61cm" draw:caption-point-y="1.31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28.943cm" svg:y="31.789cm" draw:caption-point-x="-0.61cm" draw:caption-point-y="1.30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32.389cm" svg:y="31.032cm" draw:caption-point-x="0.46cm" draw:caption-point-y="2.06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34.35cm" svg:y="31.88cm" draw:caption-point-x="0.757cm" draw:caption-point-y="1.21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37.975cm" svg:y="31.794cm" draw:caption-point-x="-0.61cm" draw:caption-point-y="1.30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51.524cm" svg:y="31.797cm" draw:caption-point-x="-0.61cm" draw:caption-point-y="1.30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65.073cm" svg:y="31.8cm" draw:caption-point-x="-0.61cm" draw:caption-point-y="1.29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76.364cm" svg:y="31.804cm" draw:caption-point-x="-0.61cm" draw:caption-point-y="1.29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01.203cm" svg:y="31.816cm" draw:caption-point-x="-0.61cm" draw:caption-point-y="1.28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17.01cm" svg:y="31.82cm" draw:caption-point-x="-0.61cm" draw:caption-point-y="1.27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32.817cm" svg:y="31.826cm" draw:caption-point-x="-0.61cm" draw:caption-point-y="1.27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36.692cm" svg:y="34.459cm" draw:caption-point-x="2.289cm" draw:caption-point-y="-1.36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39.928cm" svg:y="34.626cm" draw:caption-point-x="1.311cm" draw:caption-point-y="-1.52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44.047cm" svg:y="31.888cm" draw:caption-point-x="-0.55cm" draw:caption-point-y="1.2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57.151cm" svg:y="34.637cm" draw:caption-point-x="2.153cm" draw:caption-point-y="-1.53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2.596cm" svg:y="31.79cm" draw:caption-point-x="0.257cm" draw:caption-point-y="1.30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78.654cm" svg:y="34.141cm" draw:caption-point-x="0.974cm" draw:caption-point-y="-1.04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01.673cm" svg:y="34.382cm" draw:caption-point-x="0.536cm" draw:caption-point-y="-1.28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03.122cm" svg:y="31.486cm" draw:caption-point-x="1.345cm" draw:caption-point-y="1.61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11.851cm" svg:y="31.859cm" draw:caption-point-x="-0.61cm" draw:caption-point-y="1.23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36.097cm" svg:y="32.144cm" draw:caption-point-x="-0.016cm" draw:caption-point-y="0.95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52.974cm" svg:y="31.845cm" draw:caption-point-x="1.172cm" draw:caption-point-y="1.25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57.014cm" svg:y="31.875cm" draw:caption-point-x="-0.61cm" draw:caption-point-y="1.22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15.725cm" svg:y="31.885cm" draw:caption-point-x="-0.61cm" draw:caption-point-y="1.21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46.657cm" svg:y="31.939cm" draw:caption-point-x="0.072cm" draw:caption-point-y="1.15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61.029cm" svg:y="31.942cm" draw:caption-point-x="1.507cm" draw:caption-point-y="1.15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65.404cm" svg:y="31.897cm" draw:caption-point-x="-0.61cm" draw:caption-point-y="1.20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81.705cm" svg:y="34.48cm" draw:caption-point-x="1.154cm" draw:caption-point-y="-1.38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89.68cm" svg:y="31.385cm" draw:caption-point-x="2.212cm" draw:caption-point-y="1.71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92.995cm" svg:y="32.09cm" draw:caption-point-x="1.155cm" draw:caption-point-y="1.00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93.654cm" svg:y="34.437cm" draw:caption-point-x="2.754cm" draw:caption-point-y="-1.33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97.019cm" svg:y="34.414cm" draw:caption-point-x="1.647cm" draw:caption-point-y="-1.31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12.59cm" svg:y="32.143cm" draw:caption-point-x="1.883cm" draw:caption-point-y="0.95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27.95cm" svg:y="32.429cm" draw:caption-point-x="2.33cm" draw:caption-point-y="0.66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41.334cm" svg:y="32.478cm" draw:caption-point-x="2.495cm" draw:caption-point-y="0.6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35.822cm" svg:y="33.2cm" draw:caption-point-x="0.59cm" draw:caption-point-y="-0.10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4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VD53])" office:value-type="float" office:value="246.5">
            <text:p>246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4.857cm" svg:y="34.359cm" draw:caption-point-x="-0.412cm" draw:caption-point-y="-0.44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175.059cm" svg:y="32.45cm" draw:caption-point-x="-0.61cm" draw:caption-point-y="1.46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77.082cm" svg:y="35.075cm" draw:caption-point-x="-0.375cm" draw:caption-point-y="-1.15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67.642cm" svg:y="34.518cm" draw:caption-point-x="-0.61cm" draw:caption-point-y="-0.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96.998cm" svg:y="32.489cm" draw:caption-point-x="-0.61cm" draw:caption-point-y="1.42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03.772cm" svg:y="32.491cm" draw:caption-point-x="-0.61cm" draw:caption-point-y="1.42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07.329cm" svg:y="35.141cm" draw:caption-point-x="-0.293cm" draw:caption-point-y="-1.22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21.121cm" svg:y="32.535cm" draw:caption-point-x="1.722cm" draw:caption-point-y="1.38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56.216cm" svg:y="32.507cm" draw:caption-point-x="0.499cm" draw:caption-point-y="1.41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18.176cm" svg:y="33.048cm" draw:caption-point-x="-0.491cm" draw:caption-point-y="0.8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35.409cm" svg:y="35.585cm" draw:caption-point-x="0.341cm" draw:caption-point-y="-1.66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44.363cm" svg:y="32.964cm" draw:caption-point-x="-0.223cm" draw:caption-point-y="0.95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07.708cm" svg:y="35.135cm" draw:caption-point-x="-0.341cm" draw:caption-point-y="-1.21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24.795cm" svg:y="32.742cm" draw:caption-point-x="0.637cm" draw:caption-point-y="1.17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60.301cm" svg:y="35.052cm" draw:caption-point-x="1.261cm" draw:caption-point-y="-1.13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64.431cm" svg:y="32.658cm" draw:caption-point-x="-0.61cm" draw:caption-point-y="1.2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84.046cm" svg:y="35.329cm" draw:caption-point-x="2.356cm" draw:caption-point-y="-1.41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9.27cm" svg:y="34.563cm" draw:caption-point-x="-0.61cm" draw:caption-point-y="-0.64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17.983cm" svg:y="32.705cm" draw:caption-point-x="-0.61cm" draw:caption-point-y="1.21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90.456cm" svg:y="35.325cm" draw:caption-point-x="1.436cm" draw:caption-point-y="-1.40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28.326cm" svg:y="35.239cm" draw:caption-point-x="1.954cm" draw:caption-point-y="-1.32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41.498cm" svg:y="35.08cm" draw:caption-point-x="2.331cm" draw:caption-point-y="-1.16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45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VD54])" office:value-type="float" office:value="53">
            <text:p>53,0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2" draw:text-style-name="P2" svg:width="2.899cm" svg:height="0.669cm" svg:x="43.929cm" svg:y="33.995cm" draw:caption-point-x="-0.452cm" draw:caption-point-y="0.74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3.12cm" svg:y="33.247cm" draw:caption-point-x="-0.61cm" draw:caption-point-y="1.49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37.002cm" svg:y="33.359cm" draw:caption-point-x="-0.61cm" draw:caption-point-y="1.3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73.358cm" svg:y="35.176cm" draw:caption-point-x="-0.505cm" draw:caption-point-y="-0.43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88.192cm" svg:y="35.919cm" draw:caption-point-x="0.468cm" draw:caption-point-y="-1.1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04.168cm" svg:y="34.575cm" draw:caption-point-x="-0.343cm" draw:caption-point-y="0.16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45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VD55])" office:value-type="float" office:value="20">
            <text:p>20,0</text:p>
          </table:table-cell>
          <table:table-cell table:style-name="ce25" table:number-columns-repeated="17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8.446cm" svg:y="35.492cm" draw:caption-point-x="-0.452cm" draw:caption-point-y="0.068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0.924cm" svg:y="34.148cm" draw:caption-point-x="0.618cm" draw:caption-point-y="1.41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64.411cm" svg:y="34.07cm" draw:caption-point-x="-0.61cm" draw:caption-point-y="1.49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31.188cm" svg:y="36.975cm" draw:caption-point-x="2.966cm" draw:caption-point-y="-1.41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45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VD56])" office:value-type="float" office:value="159">
            <text:p>159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14.059cm" svg:y="38.135cm" draw:caption-point-x="0.063cm" draw:caption-point-y="-1.663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07.21cm" svg:y="37.812cm" draw:caption-point-x="-0.174cm" draw:caption-point-y="-1.3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16.283cm" svg:y="35.245cm" draw:caption-point-x="-0.214cm" draw:caption-point-y="1.22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64.099cm" svg:y="35.103cm" draw:caption-point-x="-0.61cm" draw:caption-point-y="1.36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83.78cm" svg:y="35.149cm" draw:caption-point-x="-0.61cm" draw:caption-point-y="1.32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20.884cm" svg:y="35.236cm" draw:caption-point-x="-0.61cm" draw:caption-point-y="1.23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36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VD57])" office:value-type="float" office:value="3.5">
            <text:p>3,5</text:p>
          </table:table-cell>
          <table:table-cell table:style-name="ce25" table:number-columns-repeated="275"/>
          <table:table-cell table:style-name="ce25" office:value-type="float" office:value="0">
            <office:annotation office:display="true" draw:style-name="gr1" draw:text-style-name="P2" svg:width="2.899cm" svg:height="0.991cm" svg:x="629.1cm" svg:y="38.126cm" draw:caption-point-x="-0.767cm" draw:caption-point-y="-0.83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4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8">
            <text:p>23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46.5">
            <text:p>246,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3">
            <text:p>5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9">
            <text:p>15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636">
            <text:p>2636</text:p>
          </table:table-cell>
          <table:table-cell table:formula="of:=[TimeLog.B6]" office:value-type="float" office:value="2950.5">
            <text:p>2950,5</text:p>
          </table:table-cell>
          <table:table-cell table:formula="of:=[.B3]/[.A3]" office:value-type="float" office:value="1.1193095599393">
            <text:p>1,11930955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LO6:.PW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JV6:.LN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HY6:.JU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GG6:.HX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EE6:.GF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CS6:.ED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PX36:.RI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LO7:.PW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JV7:.LN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HY7:.JU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GG7:.HX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PX37:.RI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O29:.PW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JV25:.LN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HY20:.JU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GG18:.HX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E16:.GF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CS15:.ED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PX38:.RI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O30:.PW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JV26:.LN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HY21:.JU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GG19:.HX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EE17:.GF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S16:.ED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PX39:.RI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O31:.PW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V27:.LN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HY22:.JU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G20:.HX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EE18:.GF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CS17:.ED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PX40:.RI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O32:.PW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V28:.LN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HY23:.JU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G24:.HX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EE25:.GF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CS18:.ED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PX41:.RI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O33:.PW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JV29:.LN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Y24:.JU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GG25:.HX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E28:.GF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S20:.ED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PX42:.RI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O34:.PW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JV30:.LN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HY25:.JU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G27:.HX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EE30:.GF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CS25:.ED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PX43:.RI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O35:.PW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V32:.LN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HY26:.JU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G28:.HX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E32:.GF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S28:.ED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PX44:.RI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O36:.PW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JV33:.LN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HY27:.JU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G32:.HX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E35:.GF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S32:.ED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PX45:.RI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O37:.PW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JV34:.LN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Y32:.JU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G34:.HX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E37:.GF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CS33:.ED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PX46:.RI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O38:.PW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JV35:.LN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Y34:.JU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G35:.HX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EE38:.GF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CS35:.ED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PX47:.RI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O39:.PW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JV47:.LN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Y35:.JU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G36:.HX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E42:.GF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CS36:.ED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PX48:.RI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LO40:.PW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JV51:.LN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Y36:.JU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G37:.HX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EE44:.GF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CS37:.ED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PX49:.RI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LO41:.PW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JV52:.LN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Y51:.JU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G42:.HX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E51:.GF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S42:.ED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PX50:.RI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LO42:.PW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JV53:.LN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Y52:.JU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G50:.HX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E52:.GF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CS45:.ED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PX51:.RI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LO43:.PW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JV56:.LN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Y53:.JU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G51:.HX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E53:.GF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CS46:.ED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PX52:.RI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LO44:.PW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HY54:.JU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G52:.HX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EE54:.GF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S50:.ED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PX53:.RI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LO45:.PW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HY56:.JU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G53:.HX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EE56:.GF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S51:.ED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PX54:.RI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LO46:.PW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GG54:.HX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CS52:.ED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PX55:.RI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LO47:.PW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G56:.HX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CS53:.ED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PX56:.RI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LO48:.PW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S56:.ED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PX57:.RI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LO49:.PW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PX58:.RI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LO50:.PW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PX59:.RI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LO51:.PW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PX60:.RI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LO52:.PW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PX61:.RI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LO53:.PW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LO54:.PW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LO55:.PW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LO56:.PW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LO57:.PW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76">
            <text:p>57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10/09/2016</text:date>, <text:time>20:1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10T20:18:34</dc:date>
    <dc:creator>Juste Raimbault</dc:creator>
    <meta:editing-duration>P20DT16H51M17S</meta:editing-duration>
    <meta:editing-cycles>1007</meta:editing-cycles>
    <meta:generator>OpenOffice/4.1.1$Unix OpenOffice.org_project/411m6$Build-9775</meta:generator>
    <meta:document-statistic meta:table-count="9" meta:cell-count="631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D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D6" chart:class="chart:bar">
            <chart:data-point chart:repeated="5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7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TimeLog.C6:TimeLog.VD6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